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Wed Feb 15 10:42:59 2017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Wed Feb 15 10:42:59 2017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3260">
            <draw:g id="g3-9">
              <draw:g id="g5-8">
                <draw:path id="path7-3" draw:style-name="style0" draw:layer="layout" svg:x="3.965cm" svg:y="0.219cm" svg:width="1.352cm" svg:height="1.244cm" svg:viewBox="0.0 0.0 1352.131 1244.483" svg:d="M 8002.520 948.593 L 8058.249 948.593 L 8058.249 717.674 L 8059.128 709.768 C 8059.128 709.475 8063.325 687.906 8052.491 674.535 C 8041.559 661.066 8017.258 658.237 7998.812 658.237 C 7978.804 658.237 7962.700 642.036 7962.700 622.125 C 7962.700 602.215 7978.804 586.014 7998.812 586.014 C 8049.075 586.014 8086.260 600.751 8109.391 630.031 C 8136.914 664.776 8133.010 706.549 8130.570 721.090 L 8130.570 948.691 L 8496.371 948.691 L 8658.970 564.152 C 8688.933 490.757 8733.827 437.664 8803.514 437.664 L 9155.844 437.664 C 9225.529 437.664 9282.332 494.368 9282.332 564.152 L 9282.332 1030.479 L 9261.056 1009.202 C 9232.947 981.094 9194.688 966.356 9155.063 967.040 C 9128.614 938.736 9091.038 921.657 9049.755 921.657 L 8977.434 921.657 C 8936.052 921.657 8898.574 938.736 8872.028 967.040 C 8832.306 966.259 8794.242 981.094 8766.036 1009.300 L 8714.992 1060.344 C 8686.298 1088.940 8671.853 1127.883 8672.927 1166.726 C 8644.722 1193.371 8627.349 1231.142 8627.349 1271.743 L 8627.349 1338.012 L 8400.725 1338.012 C 8435.080 1374.612 8456.259 1423.606 8456.259 1477.677 C 8456.259 1590.306 8364.614 1682.146 8251.790 1682.146 C 8139.161 1682.146 8047.320 1590.403 8047.320 1477.677 C 8047.320 1423.217 8068.890 1373.929 8103.440 1337.330 C 8063.131 1334.011 8002.425 1303.366 8002.425 1265.888 L 7930.202 1021.013 C 7930.297 980.898 7962.700 948.593 8002.520 948.593 L 8002.520 948.593 ZM 9172.533 860.755 L 9172.533 605.046 C 9172.533 558.784 9134.860 521.209 9088.696 521.209 L 8855.142 521.209 C 8808.978 521.209 8779.113 556.344 8759.301 605.046 L 8651.552 861.730 L 9172.533 860.755 L 9172.533 860.755 ZM 8251.885 1573.616 C 8304.784 1573.616 8347.922 1530.575 8347.922 1477.677 C 8347.922 1424.681 8304.783 1381.639 8251.885 1381.639 C 8198.988 1381.639 8155.945 1424.680 8155.945 1477.677 C 8155.849 1530.476 8198.987 1573.616 8251.885 1573.616 L 8251.885 1573.616 Z">
                  <!-- 50 nodes -->
                </draw:path>
                <draw:path id="path9-8" draw:style-name="style0" draw:layer="layout" svg:x="4.713cm" svg:y="0.775cm" svg:width="0.688cm" svg:height="0.688cm" svg:viewBox="0.0 0.0 687.975 688.267" svg:d="M 9504.952 1673.654 L 9550.433 1628.173 C 9575.515 1602.993 9609.480 1589.817 9644.908 1590.500 C 9668.527 1565.320 9701.906 1550.094 9738.798 1550.094 L 9803.116 1550.094 C 9839.911 1550.094 9873.386 1565.319 9896.909 1590.500 C 9932.142 1589.816 9966.301 1602.992 9991.384 1628.173 L 10036.963 1673.654 C 10063.021 1699.811 10076.002 1734.263 10074.733 1768.911 C 10099.621 1792.626 10114.944 1826.103 10114.944 1862.019 L 10114.944 1926.336 C 10114.944 1962.253 10099.621 1995.729 10074.732 2019.543 C 10075.904 2054.092 10063.021 2088.545 10036.962 2114.702 L 9991.481 2160.183 C 9966.398 2185.363 9932.238 2198.930 9897.005 2197.857 C 9873.386 2223.135 9840.007 2238.360 9803.212 2238.360 L 9738.895 2238.360 C 9702.100 2238.360 9668.624 2223.135 9645.005 2197.857 C 9609.577 2199.028 9575.613 2185.364 9550.529 2160.183 L 9505.048 2114.702 C 9479.478 2089.229 9466.692 2054.484 9467.570 2019.933 C 9442.488 1996.120 9426.969 1962.545 9426.969 1926.336 L 9426.969 1862.019 C 9426.969 1825.810 9442.488 1792.334 9467.570 1768.519 C 9466.595 1733.872 9479.479 1699.225 9504.952 1673.654 L 9504.952 1673.654 ZM 9771.006 2109.530 C 9889.686 2109.530 9986.308 2012.907 9986.308 1894.227 C 9986.308 1775.548 9889.687 1678.924 9771.006 1678.924 C 9652.325 1678.924 9555.703 1775.546 9555.703 1894.227 C 9555.703 2012.909 9652.326 2109.530 9771.006 2109.530 L 9771.006 2109.530 Z">
                  <!-- 32 nodes -->
                </draw:path>
                <draw:path id="circle11" draw:style-name="style0" draw:layer="layout" svg:x="4.939cm" svg:y="1.000cm" svg:width="0.237cm" svg:height="0.237cm" svg:viewBox="0.0 0.0 237.359 237.359" svg:d="M 9877.683 2119.679 C 9877.683 2185.224 9930.817 2238.359 9996.362 2238.359 C 10061.907 2238.359 10115.042 2185.224 10115.042 2119.679 C 10115.042 2054.134 10061.907 2001.000 9996.362 2001.000 C 9930.817 2001.000 9877.683 2054.134 9877.683 2119.679 L 9877.683 2119.679 Z">
                  <!-- 6 nodes -->
                </draw:path>
              </draw:g>
              <!-- id="g5-8" -->
            </draw:g>
            <!-- id="g3-9" -->
            <draw:path id="path3244" draw:style-name="style1" draw:layer="layout" svg:x="5.387cm" svg:y="0.553cm" svg:width="0.749cm" svg:height="0.819cm" svg:viewBox="0.0 0.0 749.305 818.771" svg:d="M 11147.708 1924.888 L 11340.850 1494.046 L 11522.888 1106.886 L 11130.462 1111.358 L 10773.584 1106.116 L 10972.868 1532.486 L 11147.708 1924.888 Z">
              <!-- 7 nodes -->
            </draw:path>
            <draw:path id="rect3246" draw:style-name="style1" draw:layer="layout" svg:x="5.697cm" svg:y="1.212cm" svg:width="0.103cm" svg:height="0.216cm" svg:viewBox="0.0 0.0 103.467 216.063" svg:d="M 11498.068 2423.417 L 11394.601 2423.417 L 11394.601 2639.479 L 11498.068 2639.479 L 11498.068 2423.417 Z">
              <!-- 5 nodes -->
            </draw:path>
            <draw:path id="path3253" draw:style-name="style1" draw:layer="layout" svg:x="5.391cm" svg:y="0.943cm" svg:width="0.302cm" svg:height="0.061cm" svg:viewBox="0.0 0.0 301.928 61.327" svg:d="M 10799.018 1885.512 C 10799.018 1885.512 10782.088 1898.977 10782.207 1915.234 C 10782.325 1931.492 10799.018 1946.839 10799.018 1946.839 L 11084.134 1946.839 L 10991.606 1885.512 L 10799.018 1885.512 Z">
              <!-- 6 nodes -->
            </draw:path>
          </draw:g>
          <!-- id="g3260" -->
          <draw:g id="g7222-6-9-7">
            <draw:path id="path3-8-6-1-4-8" draw:style-name="style2" draw:layer="layout" svg:x="4.431cm" svg:y="6.352cm" svg:width="1.892cm" svg:height="0.888cm" svg:viewBox="0.0 0.0 1891.903 888.453" svg:d="M 9285.924 12831.635 C 9285.924 12831.635 9453.063 12545.033 9526.314 12844.593 C 9634.943 12898.070 9953.760 12854.677 10152.542 12867.029 C 10333.161 12889.652 10473.718 13082.002 10589.221 13348.621 C 10589.221 13348.621 10658.268 13382.014 10696.429 13402.513 C 10734.266 13422.838 10753.006 13444.045 10748.760 13536.825 C 10746.774 13580.234 10727.168 13604.777 10711.468 13564.000 C 10705.020 13453.901 10703.026 13449.143 10598.220 13419.216 C 10554.865 13500.936 10372.453 13584.142 10252.214 13588.664 C 10224.457 13589.651 10116.646 13588.664 10109.693 13588.317 C 10072.773 13586.827 10032.778 13585.305 10032.310 13568.329 C 10031.359 13532.671 10188.872 13518.065 10201.221 13510.352 C 10213.491 13502.632 10213.491 13455.386 10141.399 13472.322 C 10016.512 13503.132 9587.221 13462.638 9537.977 13450.329 C 9488.732 13437.956 9446.188 13491.374 9418.058 13525.272 C 9389.911 13559.157 9306.654 13567.828 9306.654 13567.828 C 9306.654 13567.828 9085.891 13579.829 9066.543 13561.910 C 9019.927 13518.740 9151.886 13505.969 9232.813 13490.591 C 9313.741 13475.192 9306.353 13418.589 9323.651 13396.963 C 9315.165 13360.963 9294.353 13347.461 9260.402 13318.616 C 9244.146 13304.805 9178.212 13266.158 9160.798 13263.607 C 8846.463 13193.493 8905.292 13125.642 8873.003 13090.083 C 8810.893 12968.917 9117.693 12785.053 9313.255 12797.454 L 9285.924 12831.635 Z">
              <!-- 24 nodes -->
            </draw:path>
          </draw:g>
          <!-- id="g7222-6-9-7" -->
          <draw:path id="path3-3" draw:style-name="style3" draw:layer="layout" svg:x="0.617cm" svg:y="1.954cm" svg:width="2.754cm" svg:height="2.315cm" svg:viewBox="0.0 0.0 2753.655 2314.834" svg:d="M 1505.835 4605.499 C 1474.449 4599.091 1389.615 4643.853 1310.667 4602.973 C 1187.362 4539.119 1253.729 4511.953 1303.075 4489.917 C 1352.420 4467.895 1481.482 4423.902 1492.877 4306.965 C 1504.285 4190.041 1601.440 4157.431 1601.440 4157.431 C 1601.440 4157.431 1556.405 3927.790 1599.250 3914.753 C 1642.110 3901.717 1793.232 4057.502 1834.139 4093.408 C 1972.604 4093.408 2119.637 4275.449 2123.153 4487.638 C 2126.696 4701.664 2237.733 4858.440 2350.372 4905.350 C 2998.037 5116.537 3037.341 5506.664 3035.583 5798.817 C 3035.112 5876.411 3027.079 5941.879 3014.003 5996.655 C 3083.744 5930.067 3183.502 5734.430 3116.966 5376.483 C 3033.395 4927.372 3277.075 4481.752 3966.415 4600.081 C 3712.329 4722.006 3635.543 5048.490 3684.394 5233.721 C 3789.402 5631.858 3820.163 6215.747 3054.246 6215.747 L 2833.200 6215.747 L 2600.864 6215.747 L 2291.142 6215.747 C 2231.299 6215.567 2152.104 6215.747 2152.104 6159.616 C 2152.104 6096.257 2373.853 6078.650 2391.461 6062.814 C 2391.461 6062.814 2021.532 6034.762 1993.715 5675.629 C 1993.715 5675.629 1686.598 6212.791 1588.922 6214.171 C 1491.247 6215.533 1423.591 6214.171 1361.887 6214.171 C 1308.347 6214.171 1288.109 6184.296 1288.109 6142.061 C 1288.109 6099.813 1350.152 6080.409 1384.768 6080.409 C 1416.884 6080.409 1488.604 6089.212 1530.838 6031.128 C 1742.038 5760.099 1733.104 5553.079 1733.312 5445.064 C 1733.432 5392.957 1717.385 5355.307 1694.516 5316.588 C 1541.400 5043.788 1520.940 5000.928 1520.185 4899.203 C 1519.414 4797.477 1595.343 4697.848 1609.004 4676.594 C 1622.665 4655.353 1574.753 4619.578 1505.833 4605.500 L 1505.835 4605.499 Z">
            <!-- 32 nodes -->
          </draw:path>
          <draw:g id="g3">
            <draw:g id="g5">
              <draw:path id="path7" draw:style-name="style4" draw:layer="layout" svg:x="6.127cm" svg:y="3.168cm" svg:width="3.139cm" svg:height="2.075cm" svg:viewBox="0.0 0.0 3139.015 2075.080" svg:d="M 15332.551 6504.146 C 15277.354 6495.125 15232.616 6465.690 15185.311 6439.433 C 15156.194 6423.273 15124.509 6412.329 15094.278 6398.329 C 15086.243 6394.615 15079.020 6388.697 15071.972 6383.038 C 15062.012 6375.002 15053.265 6365.186 15042.838 6357.973 C 14997.859 6326.903 14968.615 6333.028 14940.979 6381.772 C 14905.466 6444.412 14819.539 6481.478 14764.918 6522.795 C 14686.955 6581.751 14562.861 6585.798 14469.568 6579.909 C 14377.866 6574.129 14310.042 6560.930 14219.081 6545.968 C 14011.867 6511.933 13849.112 6484.037 13638.296 6481.337 C 13493.519 6479.483 13353.322 6503.576 13220.584 6570.776 C 13108.315 6627.596 13028.053 6722.792 12941.539 6810.993 C 12898.891 6854.492 12860.801 6903.092 12816.699 6944.783 C 12786.627 6973.182 12750.775 6995.542 12715.646 7017.245 C 12533.919 7129.424 12424.096 7300.559 12341.701 7499.263 C 12229.366 7770.107 12238.723 8043.668 12306.879 8321.398 C 12311.733 8341.178 12315.940 8361.350 12323.191 8380.187 C 12327.463 8391.298 12338.405 8409.081 12344.070 8408.160 C 12356.806 8406.122 12374.504 8397.072 12378.870 8385.984 C 12395.384 8344.034 12412.924 8301.076 12419.999 8256.754 C 12438.658 8139.480 12451.530 8021.194 12467.731 7903.471 C 12480.642 7809.778 12513.358 7723.413 12558.715 7641.907 C 12565.538 7629.645 12572.498 7616.001 12574.154 7602.306 C 12588.250 7484.934 12656.390 7401.690 12733.750 7325.313 C 12764.338 7295.084 12801.260 7272.016 12833.976 7244.020 C 12862.660 7219.473 12888.081 7224.078 12913.102 7248.672 C 12938.139 7273.288 12964.503 7296.730 12987.352 7323.459 C 13015.680 7356.625 13048.802 7373.999 13091.334 7378.438 C 13226.760 7392.531 13361.604 7380.907 13496.404 7370.522 C 13510.971 7369.399 13536.211 7351.570 13536.036 7341.887 C 13535.542 7315.227 13526.701 7284.013 13495.219 7279.408 C 13451.941 7273.087 13407.883 7269.638 13364.226 7270.157 C 13343.861 7270.393 13335.514 7265.810 13330.166 7246.127 C 13324.237 7224.378 13315.106 7203.613 13305.776 7178.081 C 13441.114 7128.664 13576.134 7123.874 13713.846 7145.595 C 13804.002 7159.832 13895.194 7167.045 13985.306 7181.604 C 14033.510 7189.399 14079.805 7211.649 14128.009 7217.280 C 14179.208 7223.272 14232.847 7224.332 14283.327 7215.023 C 14366.325 7199.710 14447.574 7173.988 14529.722 7153.298 C 14556.240 7146.625 14572.370 7162.785 14578.639 7186.722 C 14596.135 7253.542 14628.873 7311.186 14677.949 7355.813 C 14712.655 7387.355 14751.947 7415.610 14793.323 7436.185 C 14830.086 7454.457 14879.250 7431.343 14900.557 7394.891 C 14904.720 7387.752 14905.214 7372.065 14900.601 7366.567 C 14883.056 7345.589 14864.463 7324.691 14843.024 7308.411 C 14816.621 7288.354 14774.977 7279.943 14761.369 7254.060 C 14736.195 7206.192 14717.937 7152.946 14715.025 7094.503 C 14712.496 7043.652 14732.817 7015.512 14770.227 6990.286 C 14863.136 6927.668 14954.372 6862.299 15046.837 6798.950 C 15094.388 6766.372 15147.753 6752.371 15203.855 6743.304 C 15275.440 6731.750 15333.286 6689.563 15377.524 6630.935 C 15407.245 6591.357 15379.296 6511.779 15332.551 6504.146 L 15332.551 6504.146 Z">
                <!-- 53 nodes -->
              </draw:path>
            </draw:g>
            <!-- id="g5" -->
          </draw:g>
          <!-- id="g3" -->
          <draw:g id="g20256">
            <draw:g id="g3620">
              <draw:path id="path3323" draw:style-name="style5" draw:layer="layout" svg:x="5.534cm" svg:y="0.566cm" svg:width="0.456cm" svg:height="0.456cm" svg:viewBox="0.0 0.0 456.407 456.407" svg:d="M 11086.552 1394.688 C 11105.408 1510.407 11214.502 1588.930 11330.221 1570.074 C 11445.940 1551.218 11524.463 1442.123 11505.607 1326.404 C 11486.751 1210.685 11377.657 1132.162 11261.938 1151.018 C 11146.218 1169.874 11067.695 1278.969 11086.552 1394.688 L 11086.552 1394.688 Z">
                <!-- 6 nodes -->
              </draw:path>
              <draw:g id="g7222-6-9-7-5">
                <draw:path id="path3-8-6-1-4-8-2" draw:style-name="style2" draw:layer="layout" svg:x="5.587cm" svg:y="0.682cm" svg:width="0.359cm" svg:height="0.188cm" svg:viewBox="0.0 0.0 358.686 187.770" svg:d="M 11453.900 1388.246 C 11453.900 1388.246 11423.042 1335.331 11409.517 1390.638 C 11389.461 1400.512 11330.598 1392.500 11293.897 1394.781 C 11260.550 1398.958 11233.025 1434.121 11211.700 1483.347 C 11211.700 1483.347 11201.740 1493.010 11188.571 1500.476 C 11178.970 1505.919 11161.439 1523.165 11189.658 1541.181 C 11217.666 1559.062 11229.705 1550.304 11217.217 1544.416 C 11205.369 1538.830 11199.797 1538.016 11191.996 1524.888 C 11181.413 1507.078 11227.524 1510.333 11227.523 1511.942 C 11235.528 1527.030 11253.295 1527.181 11275.495 1528.016 C 11280.620 1528.198 11300.525 1528.016 11301.809 1527.952 C 11308.625 1527.677 11316.009 1527.396 11316.096 1524.261 C 11316.271 1517.678 11287.190 1514.981 11284.910 1513.557 C 11282.644 1512.132 11282.644 1503.409 11295.955 1506.536 C 11319.013 1512.224 11398.272 1504.748 11407.364 1502.475 C 11416.456 1500.191 11424.311 1510.053 11429.505 1516.312 C 11434.701 1522.568 11450.073 1524.169 11450.073 1524.169 C 11450.073 1524.169 11490.832 1526.384 11494.405 1523.076 C 11503.011 1515.106 11478.648 1512.748 11463.706 1509.908 C 11448.765 1507.065 11450.129 1496.615 11446.935 1492.622 C 11448.502 1485.975 11452.344 1483.483 11458.612 1478.157 C 11461.614 1475.607 11473.787 1468.472 11477.002 1468.001 C 11535.038 1455.056 11524.176 1442.528 11530.138 1435.963 C 11541.605 1413.592 11484.961 1379.646 11448.854 1381.935 L 11453.900 1388.246 Z">
                  <!-- 25 nodes -->
                </draw:path>
              </draw:g>
              <!-- id="g7222-6-9-7-5" -->
              <draw:path id="path3325" draw:style-name="style6" draw:layer="layout" svg:x="5.613cm" svg:y="0.617cm" svg:width="0.297cm" svg:height="0.360cm" svg:viewBox="0.0 0.0 296.852 359.594" svg:d="M 11508.306 1246.911 C 11239.861 1579.490 11245.365 1575.460 11245.365 1575.460 L 11508.306 1246.911 ">
                <!-- 3 nodes -->
              </draw:path>
            </draw:g>
            <!-- id="g3620" -->
          </draw:g>
          <!-- id="g20256" -->
          <draw:path id="path5471" draw:style-name="style7" draw:layer="layout" svg:x="4.969cm" svg:y="1.750cm" svg:width="0.451cm" svg:height="3.972cm" svg:viewBox="0.0 0.0 450.977 3972.451" svg:d="M 10163.691 7471.574 L 10163.691 3671.025 L 10163.691 7471.574 ">
            <!-- 3 nodes -->
          </draw:path>
          <draw:path id="path5471-5" draw:style-name="style8" draw:layer="layout" svg:x="4.506cm" svg:y="1.908cm" svg:width="0.451cm" svg:height="3.972cm" svg:viewBox="0.0 0.0 450.977 3972.452" svg:d="M 9236.729 3816.525 L 9236.729 7617.076 L 9236.729 3816.525 ">
            <!-- 3 nodes -->
          </draw:path>
          <draw:path id="path5471-9-7" draw:style-name="style9" draw:layer="layout" svg:x="6.251cm" svg:y="1.355cm" svg:width="1.562cm" svg:height="1.707cm" svg:viewBox="0.0 0.0 1562.389 1706.851" svg:d="M 12535.432 2739.708 L 13948.732 4289.227 L 12535.432 2739.708 ">
            <!-- 3 nodes -->
          </draw:path>
          <draw:path id="path5471-9-7-6" draw:style-name="style9" draw:layer="layout" svg:x="1.899cm" svg:y="1.140cm" svg:width="1.562cm" svg:height="1.707cm" svg:viewBox="0.0 0.0 1562.390 1706.851" svg:d="M 5327.650 2309.825 L 3914.349 3859.344 L 5327.650 2309.825 ">
            <!-- 3 nodes -->
          </draw:path>
          <draw:path id="path5471-9-7-1" draw:style-name="style9" draw:layer="layout" svg:x="2.574cm" svg:y="4.707cm" svg:width="1.562cm" svg:height="1.707cm" svg:viewBox="0.0 0.0 1562.389 1706.851" svg:d="M 5181.522 9444.743 L 6594.822 10994.262 L 5181.522 9444.743 ">
            <!-- 3 nodes -->
          </draw:path>
          <draw:path id="path5471-9-7-6-9" draw:style-name="style9" draw:layer="layout" svg:x="6.881cm" svg:y="4.429cm" svg:width="1.562cm" svg:height="1.707cm" svg:viewBox="0.0 0.0 1562.390 1706.851" svg:d="M 15291.196 8888.565 L 13877.895 10438.085 L 15291.196 8888.565 ">
            <!-- 3 nodes -->
          </draw:path>
          <draw:path id="path5471-9-7-6-2" draw:style-name="style7" draw:layer="layout" svg:x="6.191cm" svg:y="4.657cm" svg:width="1.562cm" svg:height="1.707cm" svg:viewBox="0.0 0.0 1562.390 1706.851" svg:d="M 12415.432 10991.295 L 13828.732 9441.775 L 12415.432 10991.295 ">
            <!-- 3 nodes -->
          </draw:path>
          <draw:path id="text9337" draw:style-name="style1" draw:layer="layout" svg:x="0.934cm" svg:y="1.194cm" svg:width="2.192cm" svg:height="0.218cm" svg:viewBox="0.0 0.0 2191.663 217.749" svg:d="M 1902.454 2395.597 L 1924.646 2395.597 L 1924.646 2548.197 C 1924.646 2567.972 1920.874 2582.328 1913.330 2591.263 C 1905.859 2600.199 1893.811 2604.667 1877.185 2604.667 L 1868.726 2604.667 L 1868.726 2585.990 L 1875.647 2585.990 C 1885.462 2585.990 1892.383 2583.243 1896.411 2577.750 C 1900.440 2572.257 1902.454 2562.406 1902.454 2548.197 L 1902.454 2395.597 L 1902.454 2395.597 ZM 2023.853 2497.770 C 2007.520 2497.770 1996.204 2499.637 1989.905 2503.373 C 1983.606 2507.108 1980.457 2513.480 1980.457 2522.489 C 1980.457 2529.667 1982.800 2535.380 1987.488 2539.628 C 1992.249 2543.802 1998.694 2545.890 2006.824 2545.890 C 2018.030 2545.890 2027.002 2541.935 2033.740 2534.025 C 2040.552 2526.041 2043.958 2515.458 2043.958 2502.274 L 2043.958 2497.770 L 2023.853 2497.770 L 2023.853 2497.770 ZM 2064.172 2489.420 L 2064.172 2559.623 L 2043.958 2559.623 L 2043.958 2540.946 C 2039.343 2548.417 2033.594 2553.946 2026.709 2557.535 C 2019.824 2561.051 2011.401 2562.809 2001.441 2562.809 C 1988.843 2562.809 1978.809 2559.293 1971.338 2552.262 C 1963.941 2545.157 1960.242 2535.673 1960.242 2523.807 C 1960.242 2509.965 1964.856 2499.528 1974.085 2492.496 C 1983.386 2485.465 1997.229 2481.949 2015.613 2481.949 L 2043.958 2481.949 L 2043.958 2479.972 C 2043.958 2470.670 2040.881 2463.492 2034.729 2458.439 C 2028.650 2453.312 2020.081 2450.748 2009.021 2450.748 C 2001.990 2450.748 1995.142 2451.591 1988.477 2453.275 C 1981.812 2454.960 1975.403 2457.487 1969.251 2460.856 L 1969.251 2442.179 C 1976.648 2439.322 1983.826 2437.198 1990.784 2435.807 C 1997.742 2434.342 2004.517 2433.610 2011.108 2433.610 C 2028.906 2433.610 2042.200 2438.224 2050.989 2447.452 C 2059.778 2456.681 2064.172 2470.670 2064.172 2489.420 L 2064.172 2489.420 ZM 2194.470 2441.300 L 2194.470 2460.196 C 2188.757 2457.047 2183.008 2454.703 2177.222 2453.165 C 2171.509 2451.554 2165.723 2450.748 2159.863 2450.748 C 2146.753 2450.748 2136.572 2454.923 2129.321 2463.273 C 2122.070 2471.549 2118.445 2483.195 2118.445 2498.209 C 2118.445 2513.224 2122.070 2524.906 2129.321 2533.256 C 2136.572 2541.532 2146.753 2545.670 2159.863 2545.670 C 2165.723 2545.670 2171.509 2544.901 2177.222 2543.363 C 2183.008 2541.752 2188.757 2539.371 2194.470 2536.222 L 2194.470 2554.899 C 2188.831 2557.535 2182.971 2559.513 2176.892 2560.831 C 2170.886 2562.150 2164.478 2562.809 2157.666 2562.809 C 2139.136 2562.809 2124.414 2556.986 2113.501 2545.341 C 2102.588 2533.695 2097.131 2517.985 2097.131 2498.209 C 2097.131 2478.141 2102.625 2462.357 2113.611 2450.858 C 2124.670 2439.359 2139.795 2433.610 2158.984 2433.610 C 2165.210 2433.610 2171.289 2434.269 2177.222 2435.587 C 2183.154 2436.832 2188.904 2438.737 2194.470 2441.300 L 2194.470 2441.300 ZM 2241.931 2498.209 C 2241.931 2513.077 2244.971 2524.759 2251.050 2533.256 C 2257.202 2541.678 2265.625 2545.890 2276.318 2545.890 C 2287.012 2545.890 2295.435 2541.678 2301.587 2533.256 C 2307.739 2524.759 2310.816 2513.077 2310.816 2498.209 C 2310.816 2483.341 2307.739 2471.695 2301.587 2463.273 C 2295.435 2454.777 2287.012 2450.529 2276.318 2450.529 C 2265.625 2450.529 2257.202 2454.777 2251.050 2463.273 C 2244.971 2471.695 2241.931 2483.341 2241.931 2498.209 L 2241.931 2498.209 ZM 2310.816 2541.166 C 2306.567 2548.490 2301.184 2553.946 2294.666 2557.535 C 2288.220 2561.051 2280.457 2562.809 2271.375 2562.809 C 2256.506 2562.809 2244.385 2556.876 2235.010 2545.011 C 2225.708 2533.146 2221.057 2517.545 2221.057 2498.209 C 2221.057 2478.873 2225.708 2463.273 2235.010 2451.407 C 2244.385 2439.542 2256.506 2433.610 2271.375 2433.610 C 2280.457 2433.610 2288.220 2435.404 2294.666 2438.993 C 2301.184 2442.508 2306.567 2447.928 2310.816 2455.253 L 2310.816 2436.576 L 2331.030 2436.576 L 2331.030 2606.424 L 2310.816 2606.424 L 2310.816 2541.166 L 2310.816 2541.166 ZM 2370.581 2511.063 L 2370.581 2436.576 L 2390.796 2436.576 L 2390.796 2510.294 C 2390.796 2521.940 2393.067 2530.692 2397.608 2536.551 C 2402.149 2542.338 2408.960 2545.231 2418.042 2545.231 C 2428.955 2545.231 2437.561 2541.752 2443.860 2534.794 C 2450.232 2527.836 2453.418 2518.351 2453.418 2506.339 L 2453.418 2436.576 L 2473.633 2436.576 L 2473.633 2559.623 L 2453.418 2559.623 L 2453.418 2540.726 C 2448.511 2548.197 2442.798 2553.763 2436.279 2557.425 C 2429.834 2561.014 2422.327 2562.809 2413.757 2562.809 C 2399.622 2562.809 2388.892 2558.414 2381.567 2549.625 C 2374.243 2540.836 2370.581 2527.982 2370.581 2511.063 L 2370.581 2511.063 ZM 2421.448 2433.610 L 2421.448 2433.610 L 2421.448 2433.610 ZM 2563.171 2450.748 C 2552.332 2450.748 2543.762 2454.996 2537.463 2463.492 C 2531.165 2471.915 2528.015 2483.487 2528.015 2498.209 C 2528.015 2512.931 2531.128 2524.540 2537.354 2533.036 C 2543.652 2541.459 2552.258 2545.670 2563.171 2545.670 C 2573.938 2545.670 2582.471 2541.422 2588.770 2532.926 C 2595.068 2524.430 2598.218 2512.858 2598.218 2498.209 C 2598.218 2483.634 2595.068 2472.098 2588.770 2463.602 C 2582.471 2455.033 2573.938 2450.748 2563.171 2450.748 L 2563.171 2450.748 ZM 2563.171 2433.610 C 2580.750 2433.610 2594.556 2439.322 2604.590 2450.748 C 2614.624 2462.174 2619.641 2477.994 2619.641 2498.209 C 2619.641 2518.351 2614.624 2534.171 2604.590 2545.670 C 2594.556 2557.096 2580.750 2562.809 2563.171 2562.809 C 2545.520 2562.809 2531.677 2557.096 2521.643 2545.670 C 2511.682 2534.171 2506.702 2518.351 2506.702 2498.209 C 2506.702 2477.994 2511.682 2462.174 2521.643 2450.748 C 2531.677 2439.322 2545.520 2433.610 2563.171 2433.610 L 2563.171 2433.610 ZM 2673.035 2401.639 L 2673.035 2436.576 L 2714.673 2436.576 L 2714.673 2452.286 L 2673.035 2452.286 L 2673.035 2519.083 C 2673.035 2529.117 2674.390 2535.563 2677.100 2538.419 C 2679.883 2541.276 2685.486 2542.704 2693.909 2542.704 L 2714.673 2542.704 L 2714.673 2559.623 L 2693.909 2559.623 C 2678.308 2559.623 2667.542 2556.730 2661.609 2550.944 C 2655.676 2545.084 2652.710 2534.464 2652.710 2519.083 L 2652.710 2452.286 L 2637.879 2452.286 L 2637.879 2436.576 L 2652.710 2436.576 L 2652.710 2401.639 L 2673.035 2401.639 L 2673.035 2401.639 ZM 2918.250 2493.046 L 2918.250 2502.933 L 2825.305 2502.933 C 2826.184 2516.849 2830.359 2527.469 2837.830 2534.794 C 2845.374 2542.045 2855.847 2545.670 2869.251 2545.670 C 2877.014 2545.670 2884.522 2544.718 2891.773 2542.814 C 2899.097 2540.909 2906.348 2538.053 2913.525 2534.244 L 2913.525 2553.361 C 2906.274 2556.437 2898.840 2558.780 2891.223 2560.392 C 2883.606 2562.003 2875.879 2562.809 2868.042 2562.809 C 2848.413 2562.809 2832.849 2557.096 2821.350 2545.670 C 2809.924 2534.244 2804.212 2518.790 2804.212 2499.308 C 2804.212 2479.166 2809.631 2463.199 2820.471 2451.407 C 2831.384 2439.542 2846.069 2433.610 2864.526 2433.610 C 2881.079 2433.610 2894.153 2438.956 2903.748 2449.650 C 2913.416 2460.270 2918.250 2474.735 2918.250 2493.046 L 2918.250 2493.046 ZM 2898.035 2487.113 C 2897.888 2476.053 2894.775 2467.228 2888.696 2460.636 C 2882.691 2454.044 2874.707 2450.748 2864.746 2450.748 C 2853.467 2450.748 2844.421 2453.934 2837.610 2460.306 C 2830.872 2466.678 2826.990 2475.651 2825.964 2487.223 L 2898.035 2487.113 L 2898.035 2487.113 ZM 2971.423 2401.639 L 2971.423 2436.576 L 3013.062 2436.576 L 3013.062 2452.286 L 2971.423 2452.286 L 2971.423 2519.083 C 2971.423 2529.117 2972.778 2535.563 2975.488 2538.419 C 2978.272 2541.276 2983.875 2542.704 2992.297 2542.704 L 3013.062 2542.704 L 3013.062 2559.623 L 2992.297 2559.623 C 2976.697 2559.623 2965.930 2556.730 2959.998 2550.944 C 2954.065 2545.084 2951.099 2534.464 2951.099 2519.083 L 2951.099 2452.286 L 2936.267 2452.286 L 2936.267 2436.576 L 2951.099 2436.576 L 2951.099 2401.639 L 2971.423 2401.639 L 2971.423 2401.639 ZM 3167.310 2497.770 C 3150.977 2497.770 3139.661 2499.637 3133.362 2503.373 C 3127.063 2507.108 3123.914 2513.480 3123.914 2522.489 C 3123.914 2529.667 3126.257 2535.380 3130.945 2539.628 C 3135.706 2543.802 3142.151 2545.890 3150.281 2545.890 C 3161.487 2545.890 3170.459 2541.935 3177.197 2534.025 C 3184.009 2526.041 3187.415 2515.458 3187.415 2502.274 L 3187.415 2497.770 L 3167.310 2497.770 L 3167.310 2497.770 ZM 3207.629 2489.420 L 3207.629 2559.623 L 3187.415 2559.623 L 3187.415 2540.946 C 3182.800 2548.417 3177.051 2553.946 3170.166 2557.535 C 3163.281 2561.051 3154.858 2562.809 3144.898 2562.809 C 3132.300 2562.809 3122.266 2559.293 3114.795 2552.262 C 3107.398 2545.157 3103.699 2535.673 3103.699 2523.807 C 3103.699 2509.965 3108.313 2499.528 3117.542 2492.496 C 3126.843 2485.465 3140.686 2481.949 3159.070 2481.949 L 3187.415 2481.949 L 3187.415 2479.972 C 3187.415 2470.670 3184.338 2463.492 3178.186 2458.439 C 3172.107 2453.312 3163.538 2450.748 3152.478 2450.748 C 3145.447 2450.748 3138.599 2451.591 3131.934 2453.275 C 3125.269 2454.960 3118.860 2457.487 3112.708 2460.856 L 3112.708 2442.179 C 3120.105 2439.322 3127.283 2437.198 3134.241 2435.807 C 3141.199 2434.342 3147.974 2433.610 3154.566 2433.610 C 3172.363 2433.610 3185.657 2438.224 3194.446 2447.452 C 3203.235 2456.681 3207.629 2470.670 3207.629 2489.420 L 3207.629 2489.420 ZM 3249.378 2388.675 L 3269.592 2388.675 L 3269.592 2559.623 L 3249.378 2559.623 L 3249.378 2388.675 L 3249.378 2388.675 ZM 3314.636 2531.717 L 3337.817 2531.717 L 3337.817 2559.623 L 3314.636 2559.623 L 3314.636 2531.717 L 3314.636 2531.717 ZM 3388.574 2531.717 L 3411.756 2531.717 L 3411.756 2550.614 L 3393.738 2585.770 L 3379.566 2585.770 L 3388.574 2550.614 L 3388.574 2531.717 L 3388.574 2531.717 ZM 3548.645 2540.946 L 3626.099 2540.946 L 3626.099 2559.623 L 3521.948 2559.623 L 3521.948 2540.946 C 3530.371 2532.230 3541.834 2520.548 3556.336 2505.900 C 3570.911 2491.178 3580.066 2481.693 3583.801 2477.445 C 3590.906 2469.462 3595.850 2462.723 3598.633 2457.230 C 3601.489 2451.664 3602.918 2446.207 3602.918 2440.861 C 3602.918 2432.145 3599.841 2425.040 3593.689 2419.547 C 3587.610 2414.054 3579.663 2411.307 3569.849 2411.307 C 3562.891 2411.307 3555.530 2412.516 3547.766 2414.933 C 3540.076 2417.350 3531.836 2421.012 3523.047 2425.919 L 3523.047 2403.507 C 3531.983 2399.918 3540.332 2397.208 3548.096 2395.377 C 3555.860 2393.546 3562.964 2392.631 3569.409 2392.631 C 3586.401 2392.631 3599.951 2396.879 3610.059 2405.375 C 3620.166 2413.871 3625.220 2425.223 3625.220 2439.432 C 3625.220 2446.171 3623.938 2452.579 3621.375 2458.658 C 3618.884 2464.664 3614.307 2471.769 3607.642 2479.972 C 3605.811 2482.096 3599.988 2488.248 3590.173 2498.429 C 3580.359 2508.536 3566.516 2522.709 3548.645 2540.946 L 3548.645 2540.946 ZM 3720.252 2410.209 C 3708.826 2410.209 3700.220 2415.848 3694.434 2427.128 C 3688.721 2438.334 3685.864 2455.216 3685.864 2477.775 C 3685.864 2500.260 3688.721 2517.142 3694.434 2528.422 C 3700.220 2539.628 3708.826 2545.231 3720.252 2545.231 C 3731.751 2545.231 3740.357 2539.628 3746.069 2528.422 C 3751.856 2517.142 3754.749 2500.260 3754.749 2477.775 C 3754.749 2455.216 3751.856 2438.334 3746.069 2427.128 C 3740.357 2415.848 3731.751 2410.209 3720.252 2410.209 L 3720.252 2410.209 ZM 3720.252 2392.631 C 3738.635 2392.631 3752.661 2399.918 3762.329 2414.493 C 3772.070 2428.995 3776.941 2450.089 3776.941 2477.775 C 3776.941 2505.387 3772.070 2526.481 3762.329 2541.056 C 3752.661 2555.558 3738.635 2562.809 3720.252 2562.809 C 3701.868 2562.809 3687.805 2555.558 3678.064 2541.056 C 3668.396 2526.481 3663.562 2505.387 3663.562 2477.775 C 3663.562 2450.089 3668.396 2428.995 3678.064 2414.493 C 3687.805 2399.918 3701.868 2392.631 3720.252 2392.631 L 3720.252 2392.631 ZM 3819.898 2540.946 L 3856.152 2540.946 L 3856.152 2415.812 L 3816.712 2423.722 L 3816.712 2403.507 L 3855.933 2395.597 L 3878.125 2395.597 L 3878.125 2540.946 L 3914.380 2540.946 L 3914.380 2559.623 L 3819.898 2559.623 L 3819.898 2540.946 L 3819.898 2540.946 ZM 4026.550 2471.183 C 4037.171 2473.453 4045.447 2478.177 4051.380 2485.355 C 4057.385 2492.533 4060.388 2501.395 4060.388 2511.942 C 4060.388 2528.129 4054.822 2540.653 4043.689 2549.515 C 4032.556 2558.378 4016.736 2562.809 3996.228 2562.809 C 3989.343 2562.809 3982.239 2562.113 3974.915 2560.721 C 3967.664 2559.403 3960.156 2557.389 3952.393 2554.679 L 3952.393 2533.256 C 3958.545 2536.844 3965.283 2539.554 3972.608 2541.385 C 3979.932 2543.216 3987.586 2544.132 3995.569 2544.132 C 4009.485 2544.132 4020.069 2541.385 4027.320 2535.892 C 4034.644 2530.399 4038.306 2522.416 4038.306 2511.942 C 4038.306 2502.274 4034.900 2494.730 4028.089 2489.310 C 4021.350 2483.817 4011.939 2481.070 3999.854 2481.070 L 3980.737 2481.070 L 3980.737 2462.833 L 4000.733 2462.833 C 4011.646 2462.833 4019.995 2460.673 4025.781 2456.351 C 4031.568 2451.957 4034.461 2445.658 4034.461 2437.455 C 4034.461 2429.032 4031.458 2422.587 4025.452 2418.119 C 4019.519 2413.578 4010.986 2411.307 3999.854 2411.307 C 3993.775 2411.307 3987.256 2411.966 3980.298 2413.285 C 3973.340 2414.603 3965.686 2416.654 3957.337 2419.437 L 3957.337 2399.662 C 3965.759 2397.318 3973.633 2395.560 3980.957 2394.388 C 3988.355 2393.216 3995.313 2392.631 4001.831 2392.631 C 4018.677 2392.631 4032.007 2396.476 4041.821 2404.166 C 4051.636 2411.783 4056.543 2422.111 4056.543 2435.148 C 4056.543 2444.230 4053.943 2451.920 4048.743 2458.219 C 4043.543 2464.445 4036.145 2468.766 4026.550 2471.183 L 4026.550 2471.183 Z">
            <!-- 333 nodes -->
          </draw:path>
          <draw:path id="text9337-3" draw:style-name="style1" draw:layer="layout" svg:x="1.339cm" svg:y="5.631cm" svg:width="1.807cm" svg:height="0.455cm" svg:viewBox="0.0 0.0 1806.592 455.383" svg:d="M 2754.605 11284.361 C 2738.491 11284.361 2725.674 11290.366 2716.152 11302.378 C 2706.704 11314.390 2701.980 11330.759 2701.980 11351.487 C 2701.980 11372.141 2706.704 11388.474 2716.152 11400.486 C 2725.674 11412.498 2738.491 11418.504 2754.605 11418.504 C 2770.718 11418.504 2783.462 11412.498 2792.837 11400.486 C 2802.285 11388.474 2807.009 11372.141 2807.009 11351.487 C 2807.009 11330.759 2802.285 11314.390 2792.837 11302.378 C 2783.462 11290.366 2770.718 11284.361 2754.605 11284.361 L 2754.605 11284.361 ZM 2754.605 11266.343 C 2777.603 11266.343 2795.986 11274.070 2809.756 11289.524 C 2823.525 11304.905 2830.410 11325.559 2830.410 11351.487 C 2830.410 11377.341 2823.525 11397.996 2809.756 11413.450 C 2795.986 11428.831 2777.603 11436.521 2754.605 11436.521 C 2731.533 11436.521 2713.076 11428.831 2699.234 11413.450 C 2685.464 11398.069 2678.579 11377.415 2678.579 11351.487 C 2678.579 11325.559 2685.464 11304.905 2699.234 11289.524 C 2713.076 11274.070 2731.533 11266.343 2754.605 11266.343 L 2754.605 11266.343 ZM 2883.364 11269.309 L 2883.364 11330.283 L 2864.688 11330.283 L 2864.688 11269.309 L 2883.364 11269.309 L 2883.364 11269.309 ZM 2927.090 11269.309 L 2960.159 11269.309 L 3002.017 11380.930 L 3044.094 11269.309 L 3077.163 11269.309 L 3077.163 11433.335 L 3055.520 11433.335 L 3055.520 11289.304 L 3013.223 11401.804 L 2990.921 11401.804 L 2948.623 11289.304 L 2948.623 11433.335 L 2927.090 11433.335 L 2927.090 11269.309 L 2927.090 11269.309 ZM 3176.370 11371.482 C 3160.037 11371.482 3148.721 11373.350 3142.422 11377.085 C 3136.123 11380.820 3132.974 11387.193 3132.974 11396.201 C 3132.974 11403.379 3135.317 11409.092 3140.005 11413.340 C 3144.766 11417.515 3151.211 11419.602 3159.341 11419.602 C 3170.547 11419.602 3179.519 11415.647 3186.257 11407.737 C 3193.069 11399.754 3196.475 11389.170 3196.475 11375.986 L 3196.475 11371.482 L 3176.370 11371.482 L 3176.370 11371.482 ZM 3216.690 11363.132 L 3216.690 11433.335 L 3196.475 11433.335 L 3196.475 11414.658 C 3191.860 11422.129 3186.111 11427.659 3179.226 11431.248 C 3172.341 11434.763 3163.919 11436.521 3153.958 11436.521 C 3141.360 11436.521 3131.326 11433.006 3123.855 11425.974 C 3116.458 11418.870 3112.759 11409.385 3112.759 11397.520 C 3112.759 11383.677 3117.373 11373.240 3126.602 11366.209 C 3135.903 11359.177 3149.746 11355.662 3168.130 11355.662 L 3196.475 11355.662 L 3196.475 11353.684 C 3196.475 11344.382 3193.399 11337.205 3187.246 11332.151 C 3181.167 11327.024 3172.598 11324.461 3161.538 11324.461 C 3154.507 11324.461 3147.659 11325.303 3140.994 11326.987 C 3134.329 11328.672 3127.920 11331.199 3121.768 11334.568 L 3121.768 11315.891 C 3129.165 11313.035 3136.343 11310.911 3143.301 11309.519 C 3150.259 11308.054 3157.034 11307.322 3163.626 11307.322 C 3181.423 11307.322 3194.717 11311.936 3203.506 11321.165 C 3212.295 11330.393 3216.690 11344.382 3216.690 11363.132 L 3216.690 11363.132 ZM 3360.720 11359.068 L 3360.720 11433.335 L 3340.505 11433.335 L 3340.505 11359.727 C 3340.505 11348.081 3338.235 11339.365 3333.694 11333.579 C 3329.153 11327.793 3322.341 11324.900 3313.259 11324.900 C 3302.346 11324.900 3293.740 11328.379 3287.442 11335.337 C 3281.143 11342.295 3277.993 11351.780 3277.993 11363.792 L 3277.993 11433.335 L 3257.669 11433.335 L 3257.669 11262.388 L 3277.993 11262.388 L 3277.993 11329.404 C 3282.827 11322.007 3288.504 11316.477 3295.022 11312.815 C 3301.614 11309.153 3309.194 11307.322 3317.764 11307.322 C 3331.900 11307.322 3342.593 11311.716 3349.844 11320.506 C 3357.095 11329.221 3360.720 11342.075 3360.720 11359.068 L 3360.720 11359.068 ZM 3448.941 11324.461 C 3438.101 11324.461 3429.531 11328.709 3423.232 11337.205 C 3416.934 11345.628 3413.784 11357.200 3413.784 11371.922 C 3413.784 11386.643 3416.897 11398.252 3423.123 11406.748 C 3429.421 11415.171 3438.027 11419.382 3448.941 11419.382 C 3459.707 11419.382 3468.240 11415.134 3474.539 11406.638 C 3480.837 11398.142 3483.987 11386.570 3483.987 11371.922 C 3483.987 11357.346 3480.837 11345.811 3474.539 11337.315 C 3468.240 11328.745 3459.707 11324.461 3448.941 11324.461 L 3448.941 11324.461 ZM 3448.941 11307.322 C 3466.519 11307.322 3480.325 11313.035 3490.359 11324.461 C 3500.393 11335.886 3505.410 11351.707 3505.410 11371.922 C 3505.410 11392.063 3500.393 11407.883 3490.359 11419.382 C 3480.325 11430.808 3466.519 11436.521 3448.941 11436.521 C 3431.289 11436.521 3417.446 11430.808 3407.412 11419.382 C 3397.451 11407.883 3392.471 11392.063 3392.471 11371.922 C 3392.471 11351.707 3397.451 11335.886 3407.412 11324.461 C 3417.446 11313.035 3431.289 11307.322 3448.941 11307.322 L 3448.941 11307.322 ZM 3641.091 11359.068 L 3641.091 11433.335 L 3620.877 11433.335 L 3620.877 11359.727 C 3620.877 11348.081 3618.606 11339.365 3614.065 11333.579 C 3609.524 11327.793 3602.713 11324.900 3593.630 11324.900 C 3582.717 11324.900 3574.111 11328.379 3567.813 11335.337 C 3561.514 11342.295 3558.364 11351.780 3558.364 11363.792 L 3558.364 11433.335 L 3538.040 11433.335 L 3538.040 11310.288 L 3558.364 11310.288 L 3558.364 11329.404 C 3563.198 11322.007 3568.875 11316.477 3575.393 11312.815 C 3581.985 11309.153 3589.566 11307.322 3598.135 11307.322 C 3612.271 11307.322 3622.964 11311.716 3630.215 11320.506 C 3637.466 11329.221 3641.091 11342.075 3641.091 11359.068 L 3641.091 11359.068 ZM 3732.827 11444.761 C 3727.114 11459.409 3721.548 11468.967 3716.128 11473.435 C 3710.708 11477.903 3703.457 11480.137 3694.375 11480.137 L 3678.225 11480.137 L 3678.225 11463.218 L 3690.090 11463.218 C 3695.657 11463.218 3699.978 11461.900 3703.054 11459.263 C 3706.131 11456.626 3709.536 11450.401 3713.272 11440.586 L 3716.897 11431.358 L 3667.129 11310.288 L 3688.552 11310.288 L 3727.005 11406.528 L 3765.457 11310.288 L 3786.880 11310.288 L 3732.827 11444.761 L 3732.827 11444.761 ZM 3991.665 11366.758 L 3991.665 11376.646 L 3898.721 11376.646 C 3899.600 11390.562 3903.775 11401.182 3911.245 11408.506 C 3918.789 11415.757 3929.263 11419.382 3942.666 11419.382 C 3950.430 11419.382 3957.937 11418.430 3965.188 11416.526 C 3972.512 11414.622 3979.763 11411.765 3986.941 11407.957 L 3986.941 11427.073 C 3979.690 11430.149 3972.256 11432.493 3964.639 11434.104 C 3957.022 11435.715 3949.295 11436.521 3941.458 11436.521 C 3921.829 11436.521 3906.265 11430.808 3894.766 11419.382 C 3883.340 11407.957 3877.627 11392.503 3877.627 11373.020 C 3877.627 11352.879 3883.047 11336.912 3893.887 11325.120 C 3904.800 11313.255 3919.485 11307.322 3937.942 11307.322 C 3954.495 11307.322 3967.568 11312.669 3977.163 11323.362 C 3986.831 11333.982 3991.665 11348.447 3991.665 11366.758 L 3991.665 11366.758 ZM 3971.450 11360.825 C 3971.304 11349.766 3968.191 11340.940 3962.112 11334.348 C 3956.106 11327.756 3948.123 11324.461 3938.162 11324.461 C 3926.882 11324.461 3917.837 11327.647 3911.025 11334.019 C 3904.287 11340.391 3900.405 11349.363 3899.380 11360.935 L 3971.450 11360.825 L 3971.450 11360.825 ZM 4044.839 11275.352 L 4044.839 11310.288 L 4086.477 11310.288 L 4086.477 11325.999 L 4044.839 11325.999 L 4044.839 11392.796 C 4044.839 11402.830 4046.194 11409.275 4048.904 11412.131 C 4051.687 11414.988 4057.290 11416.416 4065.713 11416.416 L 4086.477 11416.416 L 4086.477 11433.335 L 4065.713 11433.335 C 4050.112 11433.335 4039.346 11430.442 4033.413 11424.656 C 4027.481 11418.797 4024.514 11408.176 4024.514 11392.796 L 4024.514 11325.999 L 4009.683 11325.999 L 4009.683 11310.288 L 4024.514 11310.288 L 4024.514 11275.352 L 4044.839 11275.352 L 4044.839 11275.352 ZM 4240.725 11371.482 C 4224.392 11371.482 4213.076 11373.350 4206.777 11377.085 C 4200.479 11380.820 4197.329 11387.193 4197.329 11396.201 C 4197.329 11403.379 4199.673 11409.092 4204.360 11413.340 C 4209.121 11417.515 4215.567 11419.602 4223.696 11419.602 C 4234.902 11419.602 4243.875 11415.647 4250.613 11407.737 C 4257.424 11399.754 4260.830 11389.170 4260.830 11375.986 L 4260.830 11371.482 L 4240.725 11371.482 L 4240.725 11371.482 ZM 4281.045 11363.132 L 4281.045 11433.335 L 4260.830 11433.335 L 4260.830 11414.658 C 4256.216 11422.129 4250.466 11427.659 4243.582 11431.248 C 4236.697 11434.763 4228.274 11436.521 4218.313 11436.521 C 4205.715 11436.521 4195.681 11433.006 4188.211 11425.974 C 4180.813 11418.870 4177.114 11409.385 4177.114 11397.520 C 4177.114 11383.677 4181.729 11373.240 4190.957 11366.209 C 4200.259 11359.177 4214.102 11355.662 4232.485 11355.662 L 4260.830 11355.662 L 4260.830 11353.684 C 4260.830 11344.382 4257.754 11337.205 4251.602 11332.151 C 4245.523 11327.024 4236.953 11324.461 4225.894 11324.461 C 4218.862 11324.461 4212.014 11325.303 4205.349 11326.987 C 4198.684 11328.672 4192.276 11331.199 4186.123 11334.568 L 4186.123 11315.891 C 4193.521 11313.035 4200.698 11310.911 4207.656 11309.519 C 4214.614 11308.054 4221.389 11307.322 4227.981 11307.322 C 4245.779 11307.322 4259.072 11311.936 4267.861 11321.165 C 4276.651 11330.393 4281.045 11344.382 4281.045 11363.132 L 4281.045 11363.132 ZM 4322.793 11262.388 L 4343.008 11262.388 L 4343.008 11433.335 L 4322.793 11433.335 L 4322.793 11262.388 L 4322.793 11262.388 ZM 4388.052 11405.430 L 4411.233 11405.430 L 4411.233 11433.335 L 4388.052 11433.335 L 4388.052 11405.430 L 4388.052 11405.430 ZM 4461.990 11405.430 L 4485.171 11405.430 L 4485.171 11424.326 L 4467.153 11459.483 L 4452.981 11459.483 L 4461.990 11424.326 L 4461.990 11405.430 L 4461.990 11405.430 ZM 3327.981 11695.908 L 3364.236 11695.908 L 3364.236 11570.774 L 3324.795 11578.684 L 3324.795 11558.469 L 3364.016 11550.559 L 3386.209 11550.559 L 3386.209 11695.908 L 3422.463 11695.908 L 3422.463 11714.585 L 3327.981 11714.585 L 3327.981 11695.908 L 3327.981 11695.908 ZM 3468.057 11711.179 L 3468.057 11690.964 C 3473.623 11693.601 3479.263 11695.615 3484.976 11697.007 C 3490.689 11698.399 3496.292 11699.094 3501.785 11699.094 C 3516.433 11699.094 3527.603 11694.187 3535.293 11684.373 C 3543.057 11674.485 3547.488 11659.507 3548.587 11639.439 C 3544.338 11645.737 3538.955 11650.571 3532.437 11653.941 C 3525.918 11657.310 3518.704 11658.994 3510.794 11658.994 C 3494.387 11658.994 3481.387 11654.050 3471.792 11644.163 C 3462.271 11634.202 3457.510 11620.615 3457.510 11603.403 C 3457.510 11586.558 3462.490 11573.045 3472.451 11562.864 C 3482.412 11552.683 3495.669 11547.593 3512.222 11547.593 C 3531.192 11547.593 3545.657 11554.881 3555.618 11569.456 C 3565.652 11583.958 3570.669 11605.051 3570.669 11632.737 C 3570.669 11658.591 3564.517 11679.246 3552.212 11694.700 C 3539.981 11710.081 3523.501 11717.771 3502.774 11717.771 C 3497.207 11717.771 3491.567 11717.222 3485.855 11716.123 C 3480.142 11715.025 3474.209 11713.377 3468.057 11711.179 L 3468.057 11711.179 ZM 3512.222 11641.636 C 3522.183 11641.636 3530.056 11638.230 3535.842 11631.419 C 3541.702 11624.607 3544.631 11615.269 3544.631 11603.403 C 3544.631 11591.611 3541.702 11582.310 3535.842 11575.498 C 3530.056 11568.613 3522.183 11565.171 3512.222 11565.171 C 3502.261 11565.171 3494.351 11568.613 3488.491 11575.498 C 3482.705 11582.310 3479.812 11591.611 3479.812 11603.403 C 3479.812 11615.269 3482.705 11624.607 3488.491 11631.419 C 3494.351 11638.230 3502.261 11641.636 3512.222 11641.636 L 3512.222 11641.636 ZM 3611.318 11711.179 L 3611.318 11690.964 C 3616.885 11693.601 3622.525 11695.615 3628.237 11697.007 C 3633.950 11698.399 3639.553 11699.094 3645.046 11699.094 C 3659.695 11699.094 3670.864 11694.187 3678.555 11684.373 C 3686.318 11674.485 3690.750 11659.507 3691.848 11639.439 C 3687.600 11645.737 3682.217 11650.571 3675.698 11653.941 C 3669.180 11657.310 3661.965 11658.994 3654.055 11658.994 C 3637.649 11658.994 3624.649 11654.050 3615.054 11644.163 C 3605.532 11634.202 3600.772 11620.615 3600.772 11603.403 C 3600.772 11586.558 3605.752 11573.045 3615.713 11562.864 C 3625.674 11552.683 3638.931 11547.593 3655.483 11547.593 C 3674.453 11547.593 3688.919 11554.881 3698.879 11569.456 C 3708.914 11583.958 3713.931 11605.051 3713.931 11632.737 C 3713.931 11658.591 3707.778 11679.246 3695.474 11694.700 C 3683.242 11710.081 3666.763 11717.771 3646.035 11717.771 C 3640.469 11717.771 3634.829 11717.222 3629.116 11716.123 C 3623.403 11715.025 3617.471 11713.377 3611.318 11711.179 L 3611.318 11711.179 ZM 3655.483 11641.636 C 3665.444 11641.636 3673.318 11638.230 3679.104 11631.419 C 3684.963 11624.607 3687.893 11615.269 3687.893 11603.403 C 3687.893 11591.611 3684.963 11582.310 3679.104 11575.498 C 3673.318 11568.613 3665.444 11565.171 3655.483 11565.171 C 3645.523 11565.171 3637.612 11568.613 3631.753 11575.498 C 3625.967 11582.310 3623.074 11591.611 3623.074 11603.403 C 3623.074 11615.269 3625.967 11624.607 3631.753 11631.419 C 3637.612 11638.230 3645.523 11641.636 3655.483 11641.636 L 3655.483 11641.636 ZM 3754.580 11711.179 L 3754.580 11690.964 C 3760.147 11693.601 3765.786 11695.615 3771.499 11697.007 C 3777.212 11698.399 3782.815 11699.094 3788.308 11699.094 C 3802.957 11699.094 3814.126 11694.187 3821.817 11684.373 C 3829.580 11674.485 3834.011 11659.507 3835.110 11639.439 C 3830.862 11645.737 3825.479 11650.571 3818.960 11653.941 C 3812.442 11657.310 3805.227 11658.994 3797.317 11658.994 C 3780.911 11658.994 3767.910 11654.050 3758.316 11644.163 C 3748.794 11634.202 3744.033 11620.615 3744.033 11603.403 C 3744.033 11586.558 3749.014 11573.045 3758.975 11562.864 C 3768.936 11552.683 3782.192 11547.593 3798.745 11547.593 C 3817.715 11547.593 3832.180 11554.881 3842.141 11569.456 C 3852.175 11583.958 3857.192 11605.051 3857.192 11632.737 C 3857.192 11658.591 3851.040 11679.246 3838.735 11694.700 C 3826.504 11710.081 3810.025 11717.771 3789.297 11717.771 C 3783.731 11717.771 3778.091 11717.222 3772.378 11716.123 C 3766.665 11715.025 3760.733 11713.377 3754.580 11711.179 L 3754.580 11711.179 ZM 3798.745 11641.636 C 3808.706 11641.636 3816.580 11638.230 3822.366 11631.419 C 3828.225 11624.607 3831.155 11615.269 3831.155 11603.403 C 3831.155 11591.611 3828.225 11582.310 3822.366 11575.498 C 3816.580 11568.613 3808.706 11565.171 3798.745 11565.171 C 3788.784 11565.171 3780.874 11568.613 3775.015 11575.498 C 3769.229 11582.310 3766.336 11591.611 3766.336 11603.403 C 3766.336 11615.269 3769.229 11624.607 3775.015 11631.419 C 3780.874 11638.230 3788.784 11641.636 3798.745 11641.636 L 3798.745 11641.636 Z">
            <!-- 341 nodes -->
          </draw:path>
          <draw:path id="text9337-3-5" draw:style-name="style1" draw:layer="layout" svg:x="7.793cm" svg:y="5.402cm" svg:width="1.792cm" svg:height="0.455cm" svg:viewBox="0.0 0.0 1791.870 455.383" svg:d="M 15586.025 10810.432 L 15608.217 10810.432 L 15608.217 10879.756 L 15681.826 10810.432 L 15710.390 10810.432 L 15628.981 10886.897 L 15716.213 10974.458 L 15686.989 10974.458 L 15608.217 10895.467 L 15608.217 10974.458 L 15586.025 10974.458 L 15586.025 10810.432 L 15586.025 10810.432 ZM 15769.496 10865.584 C 15758.657 10865.584 15750.087 10869.832 15743.788 10878.328 C 15737.490 10886.751 15734.340 10898.323 15734.340 10913.045 C 15734.340 10927.766 15737.453 10939.375 15743.679 10947.871 C 15749.977 10956.294 15758.583 10960.506 15769.496 10960.506 C 15780.263 10960.506 15788.796 10956.258 15795.095 10947.761 C 15801.393 10939.265 15804.543 10927.693 15804.543 10913.045 C 15804.543 10898.469 15801.393 10886.934 15795.095 10878.438 C 15788.796 10869.868 15780.263 10865.584 15769.496 10865.584 L 15769.496 10865.584 ZM 15769.496 10848.445 C 15787.075 10848.445 15800.881 10854.158 15810.915 10865.584 C 15820.949 10877.010 15825.966 10892.830 15825.966 10913.045 C 15825.966 10933.186 15820.949 10949.007 15810.915 10960.506 C 15800.881 10971.931 15787.075 10977.644 15769.496 10977.644 C 15751.845 10977.644 15738.002 10971.931 15727.968 10960.506 C 15718.007 10949.007 15713.027 10933.186 15713.027 10913.045 C 15713.027 10892.830 15718.007 10877.010 15727.968 10865.584 C 15738.002 10854.158 15751.845 10848.445 15769.496 10848.445 L 15769.496 10848.445 ZM 15930.666 10870.308 C 15928.395 10868.990 15925.905 10868.037 15923.195 10867.451 C 15920.558 10866.792 15917.629 10866.463 15914.406 10866.463 C 15902.980 10866.463 15894.191 10870.198 15888.039 10877.669 C 15881.960 10885.066 15878.920 10895.723 15878.920 10909.639 L 15878.920 10974.458 L 15858.596 10974.458 L 15858.596 10851.411 L 15878.920 10851.411 L 15878.920 10870.528 C 15883.168 10863.057 15888.698 10857.527 15895.510 10853.938 C 15902.321 10850.276 15910.598 10848.445 15920.339 10848.445 C 15921.730 10848.445 15923.268 10848.555 15924.953 10848.775 C 15926.638 10848.921 15928.505 10849.177 15930.556 10849.544 L 15930.666 10870.308 L 15930.666 10870.308 ZM 15971.645 10956.001 L 15971.645 11021.260 L 15951.320 11021.260 L 15951.320 10851.411 L 15971.645 10851.411 L 15971.645 10870.088 C 15975.893 10862.764 15981.240 10857.344 15987.685 10853.828 C 15994.203 10850.240 16001.967 10848.445 16010.976 10848.445 C 16025.917 10848.445 16038.039 10854.378 16047.341 10866.243 C 16056.716 10878.108 16061.403 10893.709 16061.403 10913.045 C 16061.403 10932.381 16056.716 10947.981 16047.341 10959.846 C 16038.039 10971.712 16025.917 10977.644 16010.976 10977.644 C 16001.967 10977.644 15994.203 10975.886 15987.685 10972.371 C 15981.240 10968.782 15975.893 10963.325 15971.645 10956.001 L 15971.645 10956.001 ZM 16040.419 10913.045 C 16040.419 10898.177 16037.343 10886.531 16031.191 10878.108 C 16025.112 10869.612 16016.725 10865.364 16006.032 10865.364 C 15995.339 10865.364 15986.916 10869.612 15980.764 10878.108 C 15974.684 10886.531 15971.645 10898.177 15971.645 10913.045 C 15971.645 10927.913 15974.684 10939.595 15980.764 10948.091 C 15986.916 10956.514 15995.339 10960.725 16006.032 10960.725 C 16016.725 10960.725 16025.112 10956.514 16031.191 10948.091 C 16037.343 10939.595 16040.419 10927.913 16040.419 10913.045 L 16040.419 10913.045 ZM 16094.912 10851.411 L 16115.126 10851.411 L 16115.126 10974.458 L 16094.912 10974.458 L 16094.912 10851.411 L 16094.912 10851.411 ZM 16094.912 10803.511 L 16115.126 10803.511 L 16115.126 10829.109 L 16094.912 10829.109 L 16094.912 10803.511 L 16094.912 10803.511 ZM 16253.115 10875.032 C 16258.168 10865.950 16264.211 10859.248 16271.242 10854.927 C 16278.273 10850.606 16286.550 10848.445 16296.071 10848.445 C 16308.889 10848.445 16318.776 10852.949 16325.734 10861.958 C 16332.692 10870.894 16336.171 10883.638 16336.171 10900.191 L 16336.171 10974.458 L 16315.847 10974.458 L 16315.847 10900.850 C 16315.847 10889.058 16313.759 10880.305 16309.584 10874.593 C 16305.410 10868.880 16299.037 10866.023 16290.468 10866.023 C 16279.995 10866.023 16271.718 10869.502 16265.639 10876.460 C 16259.560 10883.418 16256.520 10892.903 16256.520 10904.915 L 16256.520 10974.458 L 16236.196 10974.458 L 16236.196 10900.850 C 16236.196 10888.985 16234.108 10880.232 16229.933 10874.593 C 16225.759 10868.880 16219.313 10866.023 16210.598 10866.023 C 16200.270 10866.023 16192.067 10869.539 16185.988 10876.570 C 16179.909 10883.528 16176.870 10892.976 16176.870 10904.915 L 16176.870 10974.458 L 16156.545 10974.458 L 16156.545 10851.411 L 16176.870 10851.411 L 16176.870 10870.528 C 16181.484 10862.984 16187.014 10857.417 16193.459 10853.828 C 16199.904 10850.240 16207.558 10848.445 16216.420 10848.445 C 16225.356 10848.445 16232.936 10850.716 16239.162 10855.257 C 16245.461 10859.798 16250.112 10866.389 16253.115 10875.032 L 16253.115 10875.032 ZM 16432.521 10912.605 C 16416.188 10912.605 16404.872 10914.473 16398.574 10918.208 C 16392.275 10921.944 16389.125 10928.316 16389.125 10937.324 C 16389.125 10944.502 16391.469 10950.215 16396.157 10954.463 C 16400.917 10958.638 16407.363 10960.725 16415.493 10960.725 C 16426.699 10960.725 16435.671 10956.770 16442.409 10948.860 C 16449.221 10940.877 16452.626 10930.293 16452.626 10917.110 L 16452.626 10912.605 L 16432.521 10912.605 L 16432.521 10912.605 ZM 16472.841 10904.256 L 16472.841 10974.458 L 16452.626 10974.458 L 16452.626 10955.781 C 16448.012 10963.252 16442.263 10968.782 16435.378 10972.371 C 16428.493 10975.886 16420.070 10977.644 16410.109 10977.644 C 16397.512 10977.644 16387.477 10974.129 16380.007 10967.097 C 16372.609 10959.993 16368.911 10950.508 16368.911 10938.643 C 16368.911 10924.800 16373.525 10914.363 16382.753 10907.332 C 16392.055 10900.301 16405.898 10896.785 16424.282 10896.785 L 16452.626 10896.785 L 16452.626 10894.807 C 16452.626 10885.506 16449.550 10878.328 16443.398 10873.274 C 16437.319 10868.147 16428.749 10865.584 16417.690 10865.584 C 16410.659 10865.584 16403.810 10866.426 16397.145 10868.111 C 16390.480 10869.795 16384.072 10872.322 16377.919 10875.691 L 16377.919 10857.014 C 16385.317 10854.158 16392.495 10852.034 16399.453 10850.642 C 16406.411 10849.177 16413.185 10848.445 16419.777 10848.445 C 16437.575 10848.445 16450.869 10853.059 16459.658 10862.288 C 16468.447 10871.516 16472.841 10885.506 16472.841 10904.256 L 16472.841 10904.256 ZM 16513.820 10803.511 L 16534.145 10803.511 L 16534.145 10904.475 L 16594.460 10851.411 L 16620.278 10851.411 L 16555.019 10908.980 L 16623.024 10974.458 L 16596.657 10974.458 L 16534.145 10914.363 L 16534.145 10974.458 L 16513.820 10974.458 L 16513.820 10803.511 L 16513.820 10803.511 ZM 16645.107 10851.411 L 16665.322 10851.411 L 16665.322 10974.458 L 16645.107 10974.458 L 16645.107 10851.411 L 16645.107 10851.411 ZM 16645.107 10803.511 L 16665.322 10803.511 L 16665.322 10829.109 L 16645.107 10829.109 L 16645.107 10803.511 L 16645.107 10803.511 ZM 16884.389 10907.881 L 16884.389 10917.769 L 16791.445 10917.769 C 16792.324 10931.685 16796.498 10942.305 16803.969 10949.629 C 16811.513 10956.880 16821.987 10960.506 16835.390 10960.506 C 16843.154 10960.506 16850.661 10959.553 16857.912 10957.649 C 16865.236 10955.745 16872.487 10952.888 16879.665 10949.080 L 16879.665 10968.196 C 16872.414 10971.272 16864.980 10973.616 16857.363 10975.227 C 16849.745 10976.839 16842.018 10977.644 16834.182 10977.644 C 16814.553 10977.644 16798.989 10971.931 16787.490 10960.506 C 16776.064 10949.080 16770.351 10933.626 16770.351 10914.143 C 16770.351 10894.002 16775.771 10878.035 16786.611 10866.243 C 16797.524 10854.378 16812.209 10848.445 16830.666 10848.445 C 16847.219 10848.445 16860.292 10853.792 16869.887 10864.485 C 16879.555 10875.105 16884.389 10889.571 16884.389 10907.881 L 16884.389 10907.881 ZM 16864.174 10901.948 C 16864.028 10890.889 16860.915 10882.063 16854.836 10875.471 C 16848.830 10868.880 16840.847 10865.584 16830.886 10865.584 C 16819.606 10865.584 16810.561 10868.770 16803.749 10875.142 C 16797.011 10881.514 16793.129 10890.486 16792.104 10902.058 L 16864.174 10901.948 L 16864.174 10901.948 ZM 16937.563 10816.475 L 16937.563 10851.411 L 16979.201 10851.411 L 16979.201 10867.122 L 16937.563 10867.122 L 16937.563 10933.919 C 16937.563 10943.953 16938.918 10950.398 16941.628 10953.255 C 16944.411 10956.111 16950.014 10957.539 16958.437 10957.539 L 16979.201 10957.539 L 16979.201 10974.458 L 16958.437 10974.458 C 16942.836 10974.458 16932.070 10971.565 16926.137 10965.779 C 16920.204 10959.920 16917.238 10949.300 16917.238 10933.919 L 16917.238 10867.122 L 16902.407 10867.122 L 16902.407 10851.411 L 16917.238 10851.411 L 16917.238 10816.475 L 16937.563 10816.475 L 16937.563 10816.475 ZM 17133.449 10912.605 C 17117.116 10912.605 17105.800 10914.473 17099.501 10918.208 C 17093.203 10921.944 17090.053 10928.316 17090.053 10937.324 C 17090.053 10944.502 17092.397 10950.215 17097.084 10954.463 C 17101.845 10958.638 17108.290 10960.725 17116.420 10960.725 C 17127.626 10960.725 17136.599 10956.770 17143.337 10948.860 C 17150.148 10940.877 17153.554 10930.293 17153.554 10917.110 L 17153.554 10912.605 L 17133.449 10912.605 L 17133.449 10912.605 ZM 17173.769 10904.256 L 17173.769 10974.458 L 17153.554 10974.458 L 17153.554 10955.781 C 17148.940 10963.252 17143.190 10968.782 17136.306 10972.371 C 17129.421 10975.886 17120.998 10977.644 17111.037 10977.644 C 17098.439 10977.644 17088.405 10974.129 17080.934 10967.097 C 17073.537 10959.993 17069.838 10950.508 17069.838 10938.643 C 17069.838 10924.800 17074.453 10914.363 17083.681 10907.332 C 17092.983 10900.301 17106.826 10896.785 17125.209 10896.785 L 17153.554 10896.785 L 17153.554 10894.807 C 17153.554 10885.506 17150.478 10878.328 17144.326 10873.274 C 17138.247 10868.147 17129.677 10865.584 17118.618 10865.584 C 17111.586 10865.584 17104.738 10866.426 17098.073 10868.111 C 17091.408 10869.795 17084.999 10872.322 17078.847 10875.691 L 17078.847 10857.014 C 17086.245 10854.158 17093.422 10852.034 17100.380 10850.642 C 17107.338 10849.177 17114.113 10848.445 17120.705 10848.445 C 17138.503 10848.445 17151.796 10853.059 17160.585 10862.288 C 17169.374 10871.516 17173.769 10885.506 17173.769 10904.256 L 17173.769 10904.256 ZM 17215.517 10803.511 L 17235.732 10803.511 L 17235.732 10974.458 L 17215.517 10974.458 L 17215.517 10803.511 L 17215.517 10803.511 ZM 17280.776 10946.553 L 17303.957 10946.553 L 17303.957 10974.458 L 17280.776 10974.458 L 17280.776 10946.553 L 17280.776 10946.553 ZM 17354.714 10946.553 L 17377.895 10946.553 L 17377.895 10965.449 L 17359.877 11000.606 L 17345.705 11000.606 L 17354.714 10965.449 L 17354.714 10946.553 L 17354.714 10946.553 ZM 16223.342 11237.031 L 16259.597 11237.031 L 16259.597 11111.897 L 16220.156 11119.807 L 16220.156 11099.593 L 16259.377 11091.682 L 16281.569 11091.682 L 16281.569 11237.031 L 16317.824 11237.031 L 16317.824 11255.708 L 16223.342 11255.708 L 16223.342 11237.031 L 16223.342 11237.031 ZM 16363.417 11252.302 L 16363.417 11232.088 C 16368.984 11234.724 16374.623 11236.739 16380.336 11238.130 C 16386.049 11239.522 16391.652 11240.218 16397.145 11240.218 C 16411.794 11240.218 16422.963 11235.310 16430.654 11225.496 C 16438.417 11215.608 16442.849 11200.630 16443.947 11180.562 C 16439.699 11186.861 16434.316 11191.695 16427.797 11195.064 C 16421.279 11198.433 16414.064 11200.117 16406.154 11200.117 C 16389.748 11200.117 16376.747 11195.174 16367.153 11185.286 C 16357.631 11175.325 16352.870 11161.739 16352.870 11144.527 C 16352.870 11127.681 16357.851 11114.168 16367.812 11103.987 C 16377.773 11093.806 16391.030 11088.716 16407.582 11088.716 C 16426.552 11088.716 16441.017 11096.004 16450.978 11110.579 C 16461.013 11125.081 16466.030 11146.175 16466.030 11173.860 C 16466.030 11199.715 16459.877 11220.369 16447.573 11235.823 C 16435.341 11251.204 16418.862 11258.894 16398.134 11258.894 C 16392.568 11258.894 16386.928 11258.345 16381.215 11257.246 C 16375.502 11256.148 16369.570 11254.500 16363.417 11252.302 L 16363.417 11252.302 ZM 16407.582 11182.759 C 16417.543 11182.759 16425.417 11179.353 16431.203 11172.542 C 16437.062 11165.730 16439.992 11156.392 16439.992 11144.527 C 16439.992 11132.735 16437.062 11123.433 16431.203 11116.621 C 16425.417 11109.737 16417.543 11106.294 16407.582 11106.294 C 16397.621 11106.294 16389.711 11109.737 16383.852 11116.621 C 16378.066 11123.433 16375.173 11132.735 16375.173 11144.527 C 16375.173 11156.392 16378.066 11165.730 16383.852 11172.542 C 16389.711 11179.353 16397.621 11182.759 16407.582 11182.759 L 16407.582 11182.759 ZM 16506.679 11252.302 L 16506.679 11232.088 C 16512.245 11234.724 16517.885 11236.739 16523.598 11238.130 C 16529.311 11239.522 16534.914 11240.218 16540.407 11240.218 C 16555.056 11240.218 16566.225 11235.310 16573.915 11225.496 C 16581.679 11215.608 16586.110 11200.630 16587.209 11180.562 C 16582.961 11186.861 16577.578 11191.695 16571.059 11195.064 C 16564.540 11198.433 16557.326 11200.117 16549.416 11200.117 C 16533.010 11200.117 16520.009 11195.174 16510.414 11185.286 C 16500.893 11175.325 16496.132 11161.739 16496.132 11144.527 C 16496.132 11127.681 16501.113 11114.168 16511.074 11103.987 C 16521.035 11093.806 16534.291 11088.716 16550.844 11088.716 C 16569.814 11088.716 16584.279 11096.004 16594.240 11110.579 C 16604.274 11125.081 16609.291 11146.175 16609.291 11173.860 C 16609.291 11199.715 16603.139 11220.369 16590.834 11235.823 C 16578.603 11251.204 16562.123 11258.894 16541.396 11258.894 C 16535.829 11258.894 16530.190 11258.345 16524.477 11257.246 C 16518.764 11256.148 16512.831 11254.500 16506.679 11252.302 L 16506.679 11252.302 ZM 16550.844 11182.759 C 16560.805 11182.759 16568.679 11179.353 16574.465 11172.542 C 16580.324 11165.730 16583.254 11156.392 16583.254 11144.527 C 16583.254 11132.735 16580.324 11123.433 16574.465 11116.621 C 16568.679 11109.737 16560.805 11106.294 16550.844 11106.294 C 16540.883 11106.294 16532.973 11109.737 16527.114 11116.621 C 16521.328 11123.433 16518.434 11132.735 16518.434 11144.527 C 16518.434 11156.392 16521.328 11165.730 16527.114 11172.542 C 16532.973 11179.353 16540.883 11182.759 16550.844 11182.759 L 16550.844 11182.759 ZM 16653.127 11237.031 L 16689.382 11237.031 L 16689.382 11111.897 L 16649.941 11119.807 L 16649.941 11099.593 L 16689.162 11091.682 L 16711.354 11091.682 L 16711.354 11237.031 L 16747.609 11237.031 L 16747.609 11255.708 L 16653.127 11255.708 L 16653.127 11237.031 L 16653.127 11237.031 Z">
            <!-- 352 nodes -->
          </draw:path>
          <draw:path id="text9337-3-2" draw:style-name="style1" draw:layer="layout" svg:x="6.532cm" svg:y="1.225cm" svg:width="2.967cm" svg:height="0.780cm" svg:viewBox="0.0 0.0 2966.528 780.249" svg:d="M 13063.376 2457.305 L 13157.638 2457.305 L 13157.638 2475.982 L 13085.568 2475.982 L 13085.568 2524.322 L 13150.607 2524.322 L 13150.607 2542.999 L 13085.568 2542.999 L 13085.568 2621.331 L 13063.376 2621.331 L 13063.376 2457.305 L 13063.376 2457.305 ZM 13285.080 2554.754 L 13285.080 2564.642 L 13192.135 2564.642 C 13193.014 2578.558 13197.189 2589.178 13204.660 2596.502 C 13212.204 2603.753 13222.677 2607.379 13236.081 2607.379 C 13243.844 2607.379 13251.352 2606.427 13258.603 2604.522 C 13265.927 2602.618 13273.178 2599.762 13280.356 2595.953 L 13280.356 2615.069 C 13273.105 2618.145 13265.670 2620.489 13258.053 2622.100 C 13250.436 2623.712 13242.709 2624.517 13234.872 2624.517 C 13215.243 2624.517 13199.679 2618.804 13188.180 2607.379 C 13176.754 2595.953 13171.042 2580.499 13171.042 2561.016 C 13171.042 2540.875 13176.461 2524.908 13187.301 2513.116 C 13198.214 2501.251 13212.899 2495.318 13231.357 2495.318 C 13247.909 2495.318 13260.983 2500.665 13270.578 2511.358 C 13280.246 2521.978 13285.080 2536.444 13285.080 2554.754 L 13285.080 2554.754 ZM 13264.865 2548.822 C 13264.718 2537.762 13261.606 2528.936 13255.526 2522.345 C 13249.521 2515.753 13241.537 2512.457 13231.576 2512.457 C 13220.297 2512.457 13211.252 2515.643 13204.440 2522.015 C 13197.702 2528.387 13193.820 2537.359 13192.795 2548.931 L 13264.865 2548.822 L 13264.865 2548.822 ZM 13389.560 2517.181 C 13387.289 2515.863 13384.799 2514.910 13382.089 2514.324 C 13379.452 2513.665 13376.523 2513.336 13373.300 2513.336 C 13361.874 2513.336 13353.085 2517.071 13346.933 2524.542 C 13340.854 2531.939 13337.814 2542.596 13337.814 2556.512 L 13337.814 2621.331 L 13317.489 2621.331 L 13317.489 2498.284 L 13337.814 2498.284 L 13337.814 2517.401 C 13342.062 2509.930 13347.592 2504.400 13354.403 2500.811 C 13361.215 2497.149 13369.491 2495.318 13379.232 2495.318 C 13380.624 2495.318 13382.162 2495.428 13383.847 2495.648 C 13385.531 2495.794 13387.399 2496.051 13389.450 2496.417 L 13389.560 2517.181 L 13389.560 2517.181 ZM 13509.311 2547.064 L 13509.311 2621.331 L 13489.096 2621.331 L 13489.096 2547.723 C 13489.096 2536.077 13486.825 2527.362 13482.284 2521.575 C 13477.743 2515.789 13470.932 2512.896 13461.850 2512.896 C 13450.937 2512.896 13442.331 2516.375 13436.032 2523.333 C 13429.733 2530.291 13426.584 2539.776 13426.584 2551.788 L 13426.584 2621.331 L 13406.259 2621.331 L 13406.259 2498.284 L 13426.584 2498.284 L 13426.584 2517.401 C 13431.418 2510.003 13437.094 2504.473 13443.612 2500.811 C 13450.204 2497.149 13457.785 2495.318 13466.354 2495.318 C 13480.490 2495.318 13491.183 2499.713 13498.434 2508.502 C 13505.685 2517.218 13509.311 2530.072 13509.311 2547.064 L 13509.311 2547.064 ZM 13605.771 2559.478 C 13589.438 2559.478 13578.122 2561.346 13571.823 2565.081 C 13565.524 2568.817 13562.375 2575.189 13562.375 2584.198 C 13562.375 2591.375 13564.718 2597.088 13569.406 2601.336 C 13574.167 2605.511 13580.612 2607.598 13588.742 2607.598 C 13599.948 2607.598 13608.920 2603.643 13615.658 2595.733 C 13622.470 2587.750 13625.876 2577.166 13625.876 2563.983 L 13625.876 2559.478 L 13605.771 2559.478 L 13605.771 2559.478 ZM 13646.090 2551.129 L 13646.090 2621.331 L 13625.876 2621.331 L 13625.876 2602.655 C 13621.261 2610.125 13615.512 2615.655 13608.627 2619.244 C 13601.742 2622.760 13593.319 2624.517 13583.358 2624.517 C 13570.761 2624.517 13560.727 2621.002 13553.256 2613.970 C 13545.858 2606.866 13542.160 2597.381 13542.160 2585.516 C 13542.160 2571.673 13546.774 2561.236 13556.003 2554.205 C 13565.304 2547.174 13579.147 2543.658 13597.531 2543.658 L 13625.876 2543.658 L 13625.876 2541.680 C 13625.876 2532.379 13622.799 2525.201 13616.647 2520.147 C 13610.568 2515.020 13601.999 2512.457 13590.939 2512.457 C 13583.908 2512.457 13577.060 2513.299 13570.395 2514.984 C 13563.730 2516.668 13557.321 2519.195 13551.169 2522.564 L 13551.169 2503.887 C 13558.566 2501.031 13565.744 2498.907 13572.702 2497.515 C 13579.660 2496.051 13586.435 2495.318 13593.026 2495.318 C 13610.824 2495.318 13624.118 2499.932 13632.907 2509.161 C 13641.696 2518.389 13646.090 2532.379 13646.090 2551.129 L 13646.090 2551.129 ZM 13790.121 2547.064 L 13790.121 2621.331 L 13769.906 2621.331 L 13769.906 2547.723 C 13769.906 2536.077 13767.636 2527.362 13763.095 2521.575 C 13758.554 2515.789 13751.742 2512.896 13742.660 2512.896 C 13731.747 2512.896 13723.141 2516.375 13716.842 2523.333 C 13710.544 2530.291 13707.394 2539.776 13707.394 2551.788 L 13707.394 2621.331 L 13687.069 2621.331 L 13687.069 2498.284 L 13707.394 2498.284 L 13707.394 2517.401 C 13712.228 2510.003 13717.904 2504.473 13724.423 2500.811 C 13731.015 2497.149 13738.595 2495.318 13747.165 2495.318 C 13761.300 2495.318 13771.994 2499.713 13779.245 2508.502 C 13786.496 2517.218 13790.121 2530.072 13790.121 2547.064 L 13790.121 2547.064 ZM 13911.630 2516.961 L 13911.630 2450.384 L 13931.845 2450.384 L 13931.845 2621.331 L 13911.630 2621.331 L 13911.630 2602.874 C 13907.382 2610.199 13901.999 2615.655 13895.480 2619.244 C 13889.035 2622.760 13881.271 2624.517 13872.189 2624.517 C 13857.321 2624.517 13845.199 2618.585 13835.824 2606.720 C 13826.523 2594.854 13821.872 2579.254 13821.872 2559.918 C 13821.872 2540.582 13826.523 2524.981 13835.824 2513.116 C 13845.199 2501.251 13857.321 2495.318 13872.189 2495.318 C 13881.271 2495.318 13889.035 2497.113 13895.480 2500.701 C 13901.999 2504.217 13907.382 2509.637 13911.630 2516.961 L 13911.630 2516.961 ZM 13842.746 2559.918 C 13842.746 2574.786 13845.785 2586.468 13851.864 2594.964 C 13858.017 2603.387 13866.440 2607.598 13877.133 2607.598 C 13887.826 2607.598 13896.249 2603.387 13902.401 2594.964 C 13908.554 2586.468 13911.630 2574.786 13911.630 2559.918 C 13911.630 2545.050 13908.554 2533.404 13902.401 2524.981 C 13896.249 2516.485 13887.826 2512.237 13877.133 2512.237 C 13866.440 2512.237 13858.017 2516.485 13851.864 2524.981 C 13845.785 2533.404 13842.746 2545.050 13842.746 2559.918 L 13842.746 2559.918 ZM 14078.732 2554.754 L 14078.732 2564.642 L 13985.788 2564.642 C 13986.667 2578.558 13990.841 2589.178 13998.312 2596.502 C 14005.856 2603.753 14016.330 2607.379 14029.733 2607.379 C 14037.497 2607.379 14045.004 2606.427 14052.255 2604.522 C 14059.579 2602.618 14066.830 2599.762 14074.008 2595.953 L 14074.008 2615.069 C 14066.757 2618.145 14059.323 2620.489 14051.706 2622.100 C 14044.088 2623.712 14036.361 2624.517 14028.524 2624.517 C 14008.896 2624.517 13993.332 2618.804 13981.833 2607.379 C 13970.407 2595.953 13964.694 2580.499 13964.694 2561.016 C 13964.694 2540.875 13970.114 2524.908 13980.954 2513.116 C 13991.867 2501.251 14006.552 2495.318 14025.009 2495.318 C 14041.562 2495.318 14054.635 2500.665 14064.230 2511.358 C 14073.898 2521.978 14078.732 2536.444 14078.732 2554.754 L 14078.732 2554.754 ZM 14058.517 2548.822 C 14058.371 2537.762 14055.258 2528.936 14049.179 2522.345 C 14043.173 2515.753 14035.190 2512.457 14025.229 2512.457 C 14013.949 2512.457 14004.904 2515.643 13998.092 2522.015 C 13991.354 2528.387 13987.472 2537.359 13986.447 2548.931 L 14058.517 2548.822 L 14058.517 2548.822 ZM 14103.122 2498.284 L 14199.142 2498.284 L 14199.142 2516.741 L 14123.117 2605.181 L 14199.142 2605.181 L 14199.142 2621.331 L 14100.375 2621.331 L 14100.375 2602.874 L 14176.400 2514.434 L 14103.122 2514.434 L 14103.122 2498.284 L 14103.122 2498.284 ZM 14382.724 2516.961 L 14382.724 2450.384 L 14402.939 2450.384 L 14402.939 2621.331 L 14382.724 2621.331 L 14382.724 2602.874 C 14378.476 2610.199 14373.092 2615.655 14366.574 2619.244 C 14360.128 2622.760 14352.365 2624.517 14343.283 2624.517 C 14328.415 2624.517 14316.293 2618.585 14306.918 2606.720 C 14297.616 2594.854 14292.965 2579.254 14292.965 2559.918 C 14292.965 2540.582 14297.616 2524.981 14306.918 2513.116 C 14316.293 2501.251 14328.415 2495.318 14343.283 2495.318 C 14352.365 2495.318 14360.128 2497.113 14366.574 2500.701 C 14373.092 2504.217 14378.476 2509.637 14382.724 2516.961 L 14382.724 2516.961 ZM 14313.839 2559.918 C 14313.839 2574.786 14316.879 2586.468 14322.958 2594.964 C 14329.110 2603.387 14337.533 2607.598 14348.227 2607.598 C 14358.920 2607.598 14367.343 2603.387 14373.495 2594.964 C 14379.648 2586.468 14382.724 2574.786 14382.724 2559.918 C 14382.724 2545.050 14379.648 2533.404 14373.495 2524.981 C 14367.343 2516.485 14358.920 2512.237 14348.227 2512.237 C 14337.533 2512.237 14329.110 2516.485 14322.958 2524.981 C 14316.879 2533.404 14313.839 2545.050 14313.839 2559.918 L 14313.839 2559.918 ZM 14549.826 2554.754 L 14549.826 2564.642 L 14456.881 2564.642 C 14457.760 2578.558 14461.935 2589.178 14469.406 2596.502 C 14476.950 2603.753 14487.423 2607.379 14500.827 2607.379 C 14508.590 2607.379 14516.098 2606.427 14523.349 2604.522 C 14530.673 2602.618 14537.924 2599.762 14545.102 2595.953 L 14545.102 2615.069 C 14537.851 2618.145 14530.417 2620.489 14522.799 2622.100 C 14515.182 2623.712 14507.455 2624.517 14499.618 2624.517 C 14479.989 2624.517 14464.425 2618.804 14452.926 2607.379 C 14441.501 2595.953 14435.788 2580.499 14435.788 2561.016 C 14435.788 2540.875 14441.208 2524.908 14452.047 2513.116 C 14462.960 2501.251 14477.646 2495.318 14496.103 2495.318 C 14512.655 2495.318 14525.729 2500.665 14535.324 2511.358 C 14544.992 2521.978 14549.826 2536.444 14549.826 2554.754 L 14549.826 2554.754 ZM 14529.611 2548.822 C 14529.464 2537.762 14526.352 2528.936 14520.272 2522.345 C 14514.267 2515.753 14506.283 2512.457 14496.322 2512.457 C 14485.043 2512.457 14475.998 2515.643 14469.186 2522.015 C 14462.448 2528.387 14458.566 2537.359 14457.541 2548.931 L 14529.611 2548.822 L 14529.611 2548.822 ZM 14753.842 2462.689 L 14753.842 2484.332 C 14745.419 2480.304 14737.472 2477.301 14730.002 2475.323 C 14722.531 2473.345 14715.316 2472.357 14708.358 2472.357 C 14696.274 2472.357 14686.935 2474.700 14680.343 2479.388 C 14673.825 2484.075 14670.566 2490.741 14670.566 2499.383 C 14670.566 2506.634 14672.726 2512.127 14677.047 2515.863 C 14681.442 2519.525 14689.718 2522.491 14701.877 2524.762 L 14715.280 2527.508 C 14731.833 2530.658 14744.027 2536.224 14751.864 2544.207 C 14759.774 2552.117 14763.730 2562.738 14763.730 2576.068 C 14763.730 2591.961 14758.383 2604.010 14747.690 2612.213 C 14737.069 2620.416 14721.469 2624.517 14700.888 2624.517 C 14693.124 2624.517 14684.848 2623.638 14676.059 2621.881 C 14667.343 2620.123 14658.297 2617.523 14648.922 2614.080 L 14648.922 2591.229 C 14657.931 2596.283 14666.757 2600.091 14675.399 2602.655 C 14684.042 2605.218 14692.538 2606.500 14700.888 2606.500 C 14713.559 2606.500 14723.337 2604.010 14730.221 2599.029 C 14737.106 2594.049 14740.548 2586.944 14740.548 2577.716 C 14740.548 2569.659 14738.058 2563.360 14733.078 2558.819 C 14728.170 2554.278 14720.077 2550.872 14708.798 2548.602 L 14695.285 2545.965 C 14678.732 2542.669 14666.757 2537.506 14659.359 2530.474 C 14651.962 2523.443 14648.263 2513.665 14648.263 2501.141 C 14648.263 2486.639 14653.354 2475.213 14663.534 2466.864 C 14673.788 2458.514 14687.887 2454.339 14705.832 2454.339 C 14713.522 2454.339 14721.359 2455.035 14729.342 2456.427 C 14737.326 2457.818 14745.492 2459.906 14753.842 2462.689 L 14753.842 2462.689 ZM 14797.458 2498.284 L 14817.672 2498.284 L 14817.672 2621.331 L 14797.458 2621.331 L 14797.458 2498.284 L 14797.458 2498.284 ZM 14797.458 2450.384 L 14817.672 2450.384 L 14817.672 2475.982 L 14797.458 2475.982 L 14797.458 2450.384 L 14797.458 2450.384 ZM 14955.661 2521.905 C 14960.714 2512.823 14966.757 2506.121 14973.788 2501.800 C 14980.819 2497.479 14989.096 2495.318 14998.617 2495.318 C 15011.435 2495.318 15021.322 2499.823 15028.280 2508.831 C 15035.238 2517.767 15038.717 2530.511 15038.717 2547.064 L 15038.717 2621.331 L 15018.393 2621.331 L 15018.393 2547.723 C 15018.393 2535.931 15016.305 2527.179 15012.130 2521.466 C 15007.956 2515.753 15001.584 2512.896 14993.014 2512.896 C 14982.541 2512.896 14974.264 2516.375 14968.185 2523.333 C 14962.106 2530.291 14959.066 2539.776 14959.066 2551.788 L 14959.066 2621.331 L 14938.742 2621.331 L 14938.742 2547.723 C 14938.742 2535.858 14936.654 2527.105 14932.480 2521.466 C 14928.305 2515.753 14921.859 2512.896 14913.144 2512.896 C 14902.816 2512.896 14894.613 2516.412 14888.534 2523.443 C 14882.455 2530.401 14879.416 2539.849 14879.416 2551.788 L 14879.416 2621.331 L 14859.091 2621.331 L 14859.091 2498.284 L 14879.416 2498.284 L 14879.416 2517.401 C 14884.030 2509.857 14889.560 2504.290 14896.005 2500.701 C 14902.450 2497.113 14910.104 2495.318 14918.966 2495.318 C 14927.902 2495.318 14935.482 2497.589 14941.708 2502.130 C 14948.007 2506.671 14952.658 2513.262 14955.661 2521.905 L 14955.661 2521.905 ZM 15126.828 2512.457 C 15115.988 2512.457 15107.419 2516.705 15101.120 2525.201 C 15094.821 2533.624 15091.671 2545.196 15091.671 2559.918 C 15091.671 2574.639 15094.784 2586.248 15101.010 2594.744 C 15107.309 2603.167 15115.915 2607.379 15126.828 2607.379 C 15137.594 2607.379 15146.127 2603.131 15152.426 2594.635 C 15158.725 2586.138 15161.874 2574.566 15161.874 2559.918 C 15161.874 2545.343 15158.725 2533.807 15152.426 2525.311 C 15146.127 2516.741 15137.594 2512.457 15126.828 2512.457 L 15126.828 2512.457 ZM 15126.828 2495.318 C 15144.406 2495.318 15158.212 2501.031 15168.246 2512.457 C 15178.280 2523.883 15183.297 2539.703 15183.297 2559.918 C 15183.297 2580.059 15178.280 2595.880 15168.246 2607.379 C 15158.212 2618.804 15144.406 2624.517 15126.828 2624.517 C 15109.176 2624.517 15095.334 2618.804 15085.299 2607.379 C 15075.338 2595.880 15070.358 2580.059 15070.358 2559.918 C 15070.358 2539.703 15075.338 2523.883 15085.299 2512.457 C 15095.334 2501.031 15109.176 2495.318 15126.828 2495.318 L 15126.828 2495.318 ZM 15318.979 2547.064 L 15318.979 2621.331 L 15298.764 2621.331 L 15298.764 2547.723 C 15298.764 2536.077 15296.493 2527.362 15291.952 2521.575 C 15287.411 2515.789 15280.600 2512.896 15271.518 2512.896 C 15260.605 2512.896 15251.999 2516.375 15245.700 2523.333 C 15239.401 2530.291 15236.252 2539.776 15236.252 2551.788 L 15236.252 2621.331 L 15215.927 2621.331 L 15215.927 2498.284 L 15236.252 2498.284 L 15236.252 2517.401 C 15241.086 2510.003 15246.762 2504.473 15253.280 2500.811 C 15259.872 2497.149 15267.453 2495.318 15276.022 2495.318 C 15290.158 2495.318 15300.851 2499.713 15308.102 2508.502 C 15315.353 2517.218 15318.979 2530.072 15318.979 2547.064 L 15318.979 2547.064 ZM 15536.398 2554.754 L 15536.398 2564.642 L 15443.454 2564.642 C 15444.333 2578.558 15448.507 2589.178 15455.978 2596.502 C 15463.522 2603.753 15473.996 2607.379 15487.399 2607.379 C 15495.163 2607.379 15502.670 2606.427 15509.921 2604.522 C 15517.245 2602.618 15524.496 2599.762 15531.674 2595.953 L 15531.674 2615.069 C 15524.423 2618.145 15516.989 2620.489 15509.372 2622.100 C 15501.754 2623.712 15494.027 2624.517 15486.190 2624.517 C 15466.562 2624.517 15450.998 2618.804 15439.499 2607.379 C 15428.073 2595.953 15422.360 2580.499 15422.360 2561.016 C 15422.360 2540.875 15427.780 2524.908 15438.620 2513.116 C 15449.533 2501.251 15464.218 2495.318 15482.675 2495.318 C 15499.228 2495.318 15512.301 2500.665 15521.896 2511.358 C 15531.564 2521.978 15536.398 2536.444 15536.398 2554.754 L 15536.398 2554.754 ZM 15516.183 2548.822 C 15516.037 2537.762 15512.924 2528.936 15506.845 2522.345 C 15500.839 2515.753 15492.856 2512.457 15482.895 2512.457 C 15471.615 2512.457 15462.570 2515.643 15455.758 2522.015 C 15449.020 2528.387 15445.138 2537.359 15444.113 2548.931 L 15516.183 2548.822 L 15516.183 2548.822 ZM 15589.572 2463.348 L 15589.572 2498.284 L 15631.210 2498.284 L 15631.210 2513.995 L 15589.572 2513.995 L 15589.572 2580.792 C 15589.572 2590.826 15590.927 2597.271 15593.637 2600.128 C 15596.420 2602.984 15602.023 2604.412 15610.446 2604.412 L 15631.210 2604.412 L 15631.210 2621.331 L 15610.446 2621.331 C 15594.845 2621.331 15584.079 2618.438 15578.146 2612.652 C 15572.213 2606.793 15569.247 2596.173 15569.247 2580.792 L 15569.247 2513.995 L 15554.416 2513.995 L 15554.416 2498.284 L 15569.247 2498.284 L 15569.247 2463.348 L 15589.572 2463.348 L 15589.572 2463.348 ZM 15785.458 2559.478 C 15769.125 2559.478 15757.809 2561.346 15751.510 2565.081 C 15745.211 2568.817 15742.062 2575.189 15742.062 2584.198 C 15742.062 2591.375 15744.406 2597.088 15749.093 2601.336 C 15753.854 2605.511 15760.299 2607.598 15768.429 2607.598 C 15779.635 2607.598 15788.607 2603.643 15795.346 2595.733 C 15802.157 2587.750 15805.563 2577.166 15805.563 2563.983 L 15805.563 2559.478 L 15785.458 2559.478 L 15785.458 2559.478 ZM 15825.778 2551.129 L 15825.778 2621.331 L 15805.563 2621.331 L 15805.563 2602.655 C 15800.949 2610.125 15795.199 2615.655 15788.314 2619.244 C 15781.430 2622.760 15773.007 2624.517 15763.046 2624.517 C 15750.448 2624.517 15740.414 2621.002 15732.943 2613.970 C 15725.546 2606.866 15721.847 2597.381 15721.847 2585.516 C 15721.847 2571.673 15726.461 2561.236 15735.690 2554.205 C 15744.992 2547.174 15758.834 2543.658 15777.218 2543.658 L 15805.563 2543.658 L 15805.563 2541.680 C 15805.563 2532.379 15802.487 2525.201 15796.334 2520.147 C 15790.255 2515.020 15781.686 2512.457 15770.626 2512.457 C 15763.595 2512.457 15756.747 2513.299 15750.082 2514.984 C 15743.417 2516.668 15737.008 2519.195 15730.856 2522.564 L 15730.856 2503.887 C 15738.253 2501.031 15745.431 2498.907 15752.389 2497.515 C 15759.347 2496.051 15766.122 2495.318 15772.714 2495.318 C 15790.512 2495.318 15803.805 2499.932 15812.594 2509.161 C 15821.383 2518.389 15825.778 2532.379 15825.778 2551.129 L 15825.778 2551.129 ZM 15867.526 2450.384 L 15887.741 2450.384 L 15887.741 2621.331 L 15867.526 2621.331 L 15867.526 2450.384 L 15867.526 2450.384 ZM 15932.785 2593.426 L 15955.966 2593.426 L 15955.966 2621.331 L 15932.785 2621.331 L 15932.785 2593.426 L 15932.785 2593.426 ZM 16006.723 2593.426 L 16029.904 2593.426 L 16029.904 2612.323 L 16011.886 2647.479 L 15997.714 2647.479 L 16006.723 2612.323 L 16006.723 2593.426 L 16006.723 2593.426 ZM 13875.595 2854.022 L 13875.595 2779.534 L 13895.810 2779.534 L 13895.810 2853.253 C 13895.810 2864.898 13898.080 2873.651 13902.621 2879.510 C 13907.162 2885.296 13913.974 2888.189 13923.056 2888.189 C 13933.969 2888.189 13942.575 2884.710 13948.874 2877.752 C 13955.246 2870.794 13958.432 2861.309 13958.432 2849.298 L 13958.432 2779.534 L 13978.647 2779.534 L 13978.647 2902.581 L 13958.432 2902.581 L 13958.432 2883.685 C 13953.524 2891.156 13947.812 2896.722 13941.293 2900.384 C 13934.848 2903.973 13927.340 2905.767 13918.771 2905.767 C 13904.635 2905.767 13893.905 2901.373 13886.581 2892.584 C 13879.257 2883.795 13875.595 2870.941 13875.595 2854.022 L 13875.595 2854.022 ZM 13926.461 2776.568 L 13926.461 2776.568 L 13926.461 2776.568 ZM 14122.787 2828.314 L 14122.787 2902.581 L 14102.572 2902.581 L 14102.572 2828.973 C 14102.572 2817.327 14100.302 2808.612 14095.761 2802.825 C 14091.220 2797.039 14084.408 2794.146 14075.326 2794.146 C 14064.413 2794.146 14055.807 2797.625 14049.508 2804.583 C 14043.210 2811.541 14040.060 2821.026 14040.060 2833.038 L 14040.060 2902.581 L 14019.735 2902.581 L 14019.735 2779.534 L 14040.060 2779.534 L 14040.060 2798.651 C 14044.894 2791.253 14050.570 2785.723 14057.089 2782.061 C 14063.681 2778.399 14071.261 2776.568 14079.831 2776.568 C 14093.966 2776.568 14104.660 2780.963 14111.911 2789.752 C 14119.162 2798.468 14122.787 2811.322 14122.787 2828.314 L 14122.787 2828.314 ZM 14182.882 2884.124 L 14182.882 2949.383 L 14162.558 2949.383 L 14162.558 2779.534 L 14182.882 2779.534 L 14182.882 2798.211 C 14187.130 2790.887 14192.477 2785.467 14198.922 2781.951 C 14205.441 2778.363 14213.205 2776.568 14222.213 2776.568 C 14237.155 2776.568 14249.276 2782.501 14258.578 2794.366 C 14267.953 2806.231 14272.641 2821.832 14272.641 2841.168 C 14272.641 2860.504 14267.953 2876.104 14258.578 2887.970 C 14249.276 2899.835 14237.155 2905.767 14222.213 2905.767 C 14213.205 2905.767 14205.441 2904.010 14198.922 2900.494 C 14192.477 2896.905 14187.130 2891.449 14182.882 2884.124 L 14182.882 2884.124 ZM 14251.657 2841.168 C 14251.657 2826.300 14248.581 2814.654 14242.428 2806.231 C 14236.349 2797.735 14227.963 2793.487 14217.270 2793.487 C 14206.576 2793.487 14198.153 2797.735 14192.001 2806.231 C 14185.922 2814.654 14182.882 2826.300 14182.882 2841.168 C 14182.882 2856.036 14185.922 2867.718 14192.001 2876.214 C 14198.153 2884.637 14206.576 2888.848 14217.270 2888.848 C 14227.963 2888.848 14236.349 2884.637 14242.428 2876.214 C 14248.581 2867.718 14251.657 2856.036 14251.657 2841.168 L 14251.657 2841.168 ZM 14304.062 2854.022 L 14304.062 2779.534 L 14324.276 2779.534 L 14324.276 2853.253 C 14324.276 2864.898 14326.547 2873.651 14331.088 2879.510 C 14335.629 2885.296 14342.440 2888.189 14351.523 2888.189 C 14362.436 2888.189 14371.042 2884.710 14377.340 2877.752 C 14383.712 2870.794 14386.898 2861.309 14386.898 2849.298 L 14386.898 2779.534 L 14407.113 2779.534 L 14407.113 2902.581 L 14386.898 2902.581 L 14386.898 2883.685 C 14381.991 2891.156 14376.278 2896.722 14369.760 2900.384 C 14363.315 2903.973 14355.807 2905.767 14347.238 2905.767 C 14333.102 2905.767 14322.372 2901.373 14315.048 2892.584 C 14307.724 2883.795 14304.062 2870.941 14304.062 2854.022 L 14304.062 2854.022 ZM 14354.928 2776.568 L 14354.928 2776.568 L 14354.928 2776.568 ZM 14537.301 2841.168 C 14537.301 2826.300 14534.225 2814.654 14528.073 2806.231 C 14521.994 2797.735 14513.607 2793.487 14502.914 2793.487 C 14492.221 2793.487 14483.798 2797.735 14477.646 2806.231 C 14471.566 2814.654 14468.527 2826.300 14468.527 2841.168 C 14468.527 2856.036 14471.566 2867.718 14477.646 2876.214 C 14483.798 2884.637 14492.221 2888.848 14502.914 2888.848 C 14513.607 2888.848 14521.994 2884.637 14528.073 2876.214 C 14534.225 2867.718 14537.301 2856.036 14537.301 2841.168 L 14537.301 2841.168 ZM 14468.527 2798.211 C 14472.775 2790.887 14478.122 2785.467 14484.567 2781.951 C 14491.086 2778.363 14498.849 2776.568 14507.858 2776.568 C 14522.799 2776.568 14534.921 2782.501 14544.223 2794.366 C 14553.598 2806.231 14558.285 2821.832 14558.285 2841.168 C 14558.285 2860.504 14553.598 2876.104 14544.223 2887.970 C 14534.921 2899.835 14522.799 2905.767 14507.858 2905.767 C 14498.849 2905.767 14491.086 2904.010 14484.567 2900.494 C 14478.122 2896.905 14472.775 2891.449 14468.527 2884.124 L 14468.527 2902.581 L 14448.202 2902.581 L 14448.202 2731.634 L 14468.527 2731.634 L 14468.527 2798.211 L 14468.527 2798.211 ZM 14591.793 2731.634 L 14612.008 2731.634 L 14612.008 2902.581 L 14591.793 2902.581 L 14591.793 2731.634 L 14591.793 2731.634 ZM 14654.196 2779.534 L 14674.411 2779.534 L 14674.411 2902.581 L 14654.196 2902.581 L 14654.196 2779.534 L 14654.196 2779.534 ZM 14654.196 2731.634 L 14674.411 2731.634 L 14674.411 2757.232 L 14654.196 2757.232 L 14654.196 2731.634 L 14654.196 2731.634 ZM 14795.041 2783.160 L 14795.041 2802.276 C 14789.328 2799.346 14783.395 2797.149 14777.243 2795.684 C 14771.090 2794.220 14764.718 2793.487 14758.127 2793.487 C 14748.092 2793.487 14740.548 2795.025 14735.495 2798.101 C 14730.514 2801.178 14728.024 2805.792 14728.024 2811.944 C 14728.024 2816.632 14729.818 2820.330 14733.407 2823.040 C 14736.996 2825.677 14744.211 2828.204 14755.050 2830.621 L 14761.972 2832.159 C 14776.327 2835.235 14786.508 2839.593 14792.514 2845.233 C 14798.593 2850.799 14801.632 2858.599 14801.632 2868.634 C 14801.632 2880.059 14797.091 2889.105 14788.009 2895.770 C 14779.001 2902.435 14766.586 2905.767 14750.766 2905.767 C 14744.174 2905.767 14737.289 2905.108 14730.111 2903.790 C 14723.007 2902.545 14715.500 2900.640 14707.589 2898.077 L 14707.589 2877.203 C 14715.060 2881.085 14722.421 2884.014 14729.672 2885.992 C 14736.923 2887.896 14744.101 2888.848 14751.205 2888.848 C 14760.727 2888.848 14768.051 2887.237 14773.178 2884.014 C 14778.305 2880.719 14780.868 2876.104 14780.868 2870.172 C 14780.868 2864.678 14779.001 2860.467 14775.265 2857.537 C 14771.603 2854.608 14763.510 2851.788 14750.985 2849.078 L 14743.954 2847.430 C 14731.430 2844.793 14722.384 2840.765 14716.818 2835.345 C 14711.252 2829.852 14708.468 2822.345 14708.468 2812.823 C 14708.468 2801.251 14712.570 2792.315 14720.773 2786.016 C 14728.976 2779.718 14740.622 2776.568 14755.710 2776.568 C 14763.180 2776.568 14770.211 2777.117 14776.803 2778.216 C 14783.395 2779.315 14789.474 2780.963 14795.041 2783.160 L 14795.041 2783.160 ZM 14936.215 2828.314 L 14936.215 2902.581 L 14916.000 2902.581 L 14916.000 2828.973 C 14916.000 2817.327 14913.730 2808.612 14909.189 2802.825 C 14904.647 2797.039 14897.836 2794.146 14888.754 2794.146 C 14877.841 2794.146 14869.235 2797.625 14862.936 2804.583 C 14856.637 2811.541 14853.488 2821.026 14853.488 2833.038 L 14853.488 2902.581 L 14833.163 2902.581 L 14833.163 2731.634 L 14853.488 2731.634 L 14853.488 2798.651 C 14858.322 2791.253 14863.998 2785.723 14870.517 2782.061 C 14877.108 2778.399 14884.689 2776.568 14893.258 2776.568 C 14907.394 2776.568 14918.087 2780.963 14925.338 2789.752 C 14932.589 2798.468 14936.215 2811.322 14936.215 2828.314 L 14936.215 2828.314 ZM 15082.003 2836.004 L 15082.003 2845.892 L 14989.059 2845.892 C 14989.938 2859.808 14994.113 2870.428 15001.584 2877.752 C 15009.128 2885.003 15019.601 2888.629 15033.004 2888.629 C 15040.768 2888.629 15048.275 2887.677 15055.526 2885.772 C 15062.851 2883.868 15070.102 2881.012 15077.279 2877.203 L 15077.279 2896.319 C 15070.028 2899.395 15062.594 2901.739 15054.977 2903.350 C 15047.360 2904.962 15039.633 2905.767 15031.796 2905.767 C 15012.167 2905.767 14996.603 2900.054 14985.104 2888.629 C 14973.678 2877.203 14967.965 2861.749 14967.965 2842.266 C 14967.965 2822.125 14973.385 2806.158 14984.225 2794.366 C 14995.138 2782.501 15009.823 2776.568 15028.280 2776.568 C 15044.833 2776.568 15057.907 2781.915 15067.502 2792.608 C 15077.169 2803.228 15082.003 2817.694 15082.003 2836.004 L 15082.003 2836.004 ZM 15061.789 2830.072 C 15061.642 2819.012 15058.529 2810.186 15052.450 2803.595 C 15046.444 2797.003 15038.461 2793.707 15028.500 2793.707 C 15017.221 2793.707 15008.175 2796.893 15001.364 2803.265 C 14994.626 2809.637 14990.744 2818.609 14989.718 2830.181 L 15061.789 2830.072 L 15061.789 2830.072 ZM 15196.151 2798.211 L 15196.151 2731.634 L 15216.366 2731.634 L 15216.366 2902.581 L 15196.151 2902.581 L 15196.151 2884.124 C 15191.903 2891.449 15186.520 2896.905 15180.001 2900.494 C 15173.556 2904.010 15165.793 2905.767 15156.710 2905.767 C 15141.842 2905.767 15129.721 2899.835 15120.346 2887.970 C 15111.044 2876.104 15106.393 2860.504 15106.393 2841.168 C 15106.393 2821.832 15111.044 2806.231 15120.346 2794.366 C 15129.721 2782.501 15141.842 2776.568 15156.710 2776.568 C 15165.793 2776.568 15173.556 2778.363 15180.001 2781.951 C 15186.520 2785.467 15191.903 2790.887 15196.151 2798.211 L 15196.151 2798.211 ZM 15127.267 2841.168 C 15127.267 2856.036 15130.307 2867.718 15136.386 2876.214 C 15142.538 2884.637 15150.961 2888.848 15161.654 2888.848 C 15172.348 2888.848 15180.771 2884.637 15186.923 2876.214 C 15193.075 2867.718 15196.151 2856.036 15196.151 2841.168 C 15196.151 2826.300 15193.075 2814.654 15186.923 2806.231 C 15180.771 2797.735 15172.348 2793.487 15161.654 2793.487 C 15150.961 2793.487 15142.538 2797.735 15136.386 2806.231 C 15130.307 2814.654 15127.267 2826.300 15127.267 2841.168 L 15127.267 2841.168 ZM 13465.255 3019.805 L 13498.324 3019.805 L 13540.182 3131.427 L 13582.260 3019.805 L 13615.329 3019.805 L 13615.329 3183.831 L 13593.686 3183.831 L 13593.686 3039.801 L 13551.388 3152.301 L 13529.086 3152.301 L 13486.789 3039.801 L 13486.789 3183.831 L 13465.255 3183.831 L 13465.255 3019.805 L 13465.255 3019.805 ZM 13656.527 3135.272 L 13656.527 3060.784 L 13676.742 3060.784 L 13676.742 3134.503 C 13676.742 3146.148 13679.013 3154.901 13683.554 3160.760 C 13688.095 3166.546 13694.906 3169.439 13703.988 3169.439 C 13714.901 3169.439 13723.507 3165.960 13729.806 3159.002 C 13736.178 3152.044 13739.364 3142.559 13739.364 3130.548 L 13739.364 3060.784 L 13759.579 3060.784 L 13759.579 3183.831 L 13739.364 3183.831 L 13739.364 3164.935 C 13734.457 3172.406 13728.744 3177.972 13722.226 3181.634 C 13715.780 3185.223 13708.273 3187.017 13699.704 3187.017 C 13685.568 3187.017 13674.838 3182.623 13667.514 3173.834 C 13660.190 3165.045 13656.527 3152.191 13656.527 3135.272 L 13656.527 3135.272 ZM 13707.394 3057.818 L 13707.394 3057.818 L 13707.394 3057.818 ZM 13872.738 3079.681 C 13870.468 3078.363 13867.978 3077.410 13865.268 3076.824 C 13862.631 3076.165 13859.701 3075.836 13856.479 3075.836 C 13845.053 3075.836 13836.264 3079.571 13830.111 3087.042 C 13824.032 3094.439 13820.993 3105.096 13820.993 3119.012 L 13820.993 3183.831 L 13800.668 3183.831 L 13800.668 3060.784 L 13820.993 3060.784 L 13820.993 3079.901 C 13825.241 3072.430 13830.771 3066.900 13837.582 3063.311 C 13844.394 3059.649 13852.670 3057.818 13862.411 3057.818 C 13863.803 3057.818 13865.341 3057.928 13867.025 3058.148 C 13868.710 3058.294 13870.578 3058.551 13872.628 3058.917 L 13872.738 3079.681 L 13872.738 3079.681 ZM 13913.717 3165.374 L 13913.717 3230.633 L 13893.393 3230.633 L 13893.393 3060.784 L 13913.717 3060.784 L 13913.717 3079.461 C 13917.965 3072.137 13923.312 3066.717 13929.757 3063.201 C 13936.276 3059.613 13944.040 3057.818 13953.048 3057.818 C 13967.990 3057.818 13980.111 3063.751 13989.413 3075.616 C 13998.788 3087.481 14003.476 3103.082 14003.476 3122.418 C 14003.476 3141.754 13998.788 3157.354 13989.413 3169.220 C 13980.111 3181.085 13967.990 3187.017 13953.048 3187.017 C 13944.040 3187.017 13936.276 3185.260 13929.757 3181.744 C 13923.312 3178.155 13917.965 3172.699 13913.717 3165.374 L 13913.717 3165.374 ZM 13982.492 3122.418 C 13982.492 3107.550 13979.416 3095.904 13973.263 3087.481 C 13967.184 3078.985 13958.798 3074.737 13948.105 3074.737 C 13937.411 3074.737 13928.988 3078.985 13922.836 3087.481 C 13916.757 3095.904 13913.717 3107.550 13913.717 3122.418 C 13913.717 3137.286 13916.757 3148.968 13922.836 3157.464 C 13928.988 3165.887 13937.411 3170.098 13948.105 3170.098 C 13958.798 3170.098 13967.184 3165.887 13973.263 3157.464 C 13979.416 3148.968 13982.492 3137.286 13982.492 3122.418 L 13982.492 3122.418 ZM 14139.267 3109.564 L 14139.267 3183.831 L 14119.052 3183.831 L 14119.052 3110.223 C 14119.052 3098.577 14116.781 3089.862 14112.240 3084.075 C 14107.699 3078.289 14100.888 3075.396 14091.806 3075.396 C 14080.893 3075.396 14072.287 3078.875 14065.988 3085.833 C 14059.689 3092.791 14056.540 3102.276 14056.540 3114.288 L 14056.540 3183.831 L 14036.215 3183.831 L 14036.215 3012.884 L 14056.540 3012.884 L 14056.540 3079.901 C 14061.374 3072.503 14067.050 3066.973 14073.568 3063.311 C 14080.160 3059.649 14087.741 3057.818 14096.310 3057.818 C 14110.446 3057.818 14121.139 3062.213 14128.390 3071.002 C 14135.641 3079.718 14139.267 3092.572 14139.267 3109.564 L 14139.267 3109.564 ZM 14231.002 3195.257 C 14225.290 3209.906 14219.723 3219.464 14214.303 3223.931 C 14208.883 3228.399 14201.632 3230.633 14192.550 3230.633 L 14176.400 3230.633 L 14176.400 3213.714 L 14188.266 3213.714 C 14193.832 3213.714 14198.153 3212.396 14201.230 3209.759 C 14204.306 3207.122 14207.711 3200.897 14211.447 3191.082 L 14215.072 3181.854 L 14165.304 3060.784 L 14186.728 3060.784 L 14225.180 3157.025 L 14263.632 3060.784 L 14285.055 3060.784 L 14231.002 3195.257 L 14231.002 3195.257 ZM 14489.840 3117.254 L 14489.840 3127.142 L 14396.896 3127.142 C 14397.775 3141.058 14401.950 3151.678 14409.420 3159.002 C 14416.964 3166.253 14427.438 3169.879 14440.841 3169.879 C 14448.605 3169.879 14456.112 3168.927 14463.363 3167.022 C 14470.688 3165.118 14477.939 3162.261 14485.116 3158.453 L 14485.116 3177.569 C 14477.865 3180.645 14470.431 3182.989 14462.814 3184.600 C 14455.197 3186.212 14447.470 3187.017 14439.633 3187.017 C 14420.004 3187.017 14404.440 3181.304 14392.941 3169.879 C 14381.515 3158.453 14375.802 3142.999 14375.802 3123.516 C 14375.802 3103.375 14381.222 3087.408 14392.062 3075.616 C 14402.975 3063.751 14417.660 3057.818 14436.117 3057.818 C 14452.670 3057.818 14465.744 3063.165 14475.338 3073.858 C 14485.006 3084.478 14489.840 3098.944 14489.840 3117.254 L 14489.840 3117.254 ZM 14469.626 3111.322 C 14469.479 3100.262 14466.366 3091.436 14460.287 3084.845 C 14454.281 3078.253 14446.298 3074.957 14436.337 3074.957 C 14425.058 3074.957 14416.012 3078.143 14409.201 3084.515 C 14402.462 3090.887 14398.581 3099.859 14397.555 3111.431 L 14469.626 3111.322 L 14469.626 3111.322 ZM 14543.014 3025.848 L 14543.014 3060.784 L 14584.652 3060.784 L 14584.652 3076.495 L 14543.014 3076.495 L 14543.014 3143.292 C 14543.014 3153.326 14544.369 3159.771 14547.079 3162.628 C 14549.862 3165.484 14555.465 3166.912 14563.888 3166.912 L 14584.652 3166.912 L 14584.652 3183.831 L 14563.888 3183.831 C 14548.288 3183.831 14537.521 3180.938 14531.588 3175.152 C 14525.656 3169.293 14522.690 3158.673 14522.690 3143.292 L 14522.690 3076.495 L 14507.858 3076.495 L 14507.858 3060.784 L 14522.690 3060.784 L 14522.690 3025.848 L 14543.014 3025.848 L 14543.014 3025.848 ZM 14738.900 3121.978 C 14722.567 3121.978 14711.252 3123.846 14704.953 3127.581 C 14698.654 3131.317 14695.504 3137.689 14695.504 3146.698 C 14695.504 3153.875 14697.848 3159.588 14702.536 3163.836 C 14707.296 3168.011 14713.742 3170.098 14721.872 3170.098 C 14733.078 3170.098 14742.050 3166.143 14748.788 3158.233 C 14755.600 3150.250 14759.005 3139.666 14759.005 3126.483 L 14759.005 3121.978 L 14738.900 3121.978 L 14738.900 3121.978 ZM 14779.220 3113.629 L 14779.220 3183.831 L 14759.005 3183.831 L 14759.005 3165.155 C 14754.391 3172.625 14748.642 3178.155 14741.757 3181.744 C 14734.872 3185.260 14726.449 3187.017 14716.488 3187.017 C 14703.891 3187.017 14693.856 3183.502 14686.386 3176.470 C 14678.988 3169.366 14675.290 3159.881 14675.290 3148.016 C 14675.290 3134.173 14679.904 3123.736 14689.132 3116.705 C 14698.434 3109.674 14712.277 3106.158 14730.661 3106.158 L 14759.005 3106.158 L 14759.005 3104.180 C 14759.005 3094.879 14755.929 3087.701 14749.777 3082.647 C 14743.698 3077.520 14735.128 3074.957 14724.069 3074.957 C 14717.038 3074.957 14710.189 3075.799 14703.524 3077.484 C 14696.859 3079.168 14690.451 3081.695 14684.298 3085.064 L 14684.298 3066.387 C 14691.696 3063.531 14698.874 3061.407 14705.832 3060.015 C 14712.790 3058.551 14719.564 3057.818 14726.156 3057.818 C 14743.954 3057.818 14757.248 3062.432 14766.037 3071.661 C 14774.826 3080.889 14779.220 3094.879 14779.220 3113.629 L 14779.220 3113.629 ZM 14820.968 3012.884 L 14841.183 3012.884 L 14841.183 3183.831 L 14820.968 3183.831 L 14820.968 3012.884 L 14820.968 3012.884 ZM 14886.227 3155.926 L 14909.408 3155.926 L 14909.408 3183.831 L 14886.227 3183.831 L 14886.227 3155.926 L 14886.227 3155.926 ZM 14960.165 3155.926 L 14983.346 3155.926 L 14983.346 3174.823 L 14965.329 3209.979 L 14951.156 3209.979 L 14960.165 3174.823 L 14960.165 3155.926 L 14960.165 3155.926 ZM 15104.965 3165.155 L 15141.220 3165.155 L 15141.220 3040.020 L 15101.779 3047.930 L 15101.779 3027.716 L 15141.000 3019.805 L 15163.192 3019.805 L 15163.192 3165.155 L 15199.447 3165.155 L 15199.447 3183.831 L 15104.965 3183.831 L 15104.965 3165.155 L 15104.965 3165.155 ZM 15245.041 3180.426 L 15245.041 3160.211 C 15250.607 3162.847 15256.247 3164.862 15261.960 3166.253 C 15267.672 3167.645 15273.275 3168.341 15278.769 3168.341 C 15293.417 3168.341 15304.586 3163.433 15312.277 3153.619 C 15320.041 3143.731 15324.472 3128.753 15325.570 3108.685 C 15321.322 3114.984 15315.939 3119.818 15309.420 3123.187 C 15302.902 3126.556 15295.688 3128.241 15287.777 3128.241 C 15271.371 3128.241 15258.371 3123.297 15248.776 3113.409 C 15239.254 3103.448 15234.494 3089.862 15234.494 3072.650 C 15234.494 3055.804 15239.474 3042.291 15249.435 3032.110 C 15259.396 3021.929 15272.653 3016.839 15289.206 3016.839 C 15308.175 3016.839 15322.641 3024.127 15332.602 3038.702 C 15342.636 3053.204 15347.653 3074.298 15347.653 3101.983 C 15347.653 3127.838 15341.501 3148.492 15329.196 3163.946 C 15316.964 3179.327 15300.485 3187.017 15279.757 3187.017 C 15274.191 3187.017 15268.551 3186.468 15262.838 3185.369 C 15257.126 3184.271 15251.193 3182.623 15245.041 3180.426 L 15245.041 3180.426 ZM 15289.206 3110.882 C 15299.167 3110.882 15307.040 3107.476 15312.826 3100.665 C 15318.686 3093.853 15321.615 3084.515 15321.615 3072.650 C 15321.615 3060.858 15318.686 3051.556 15312.826 3044.744 C 15307.040 3037.860 15299.167 3034.417 15289.206 3034.417 C 15279.245 3034.417 15271.335 3037.860 15265.475 3044.744 C 15259.689 3051.556 15256.796 3060.858 15256.796 3072.650 C 15256.796 3084.515 15259.689 3093.853 15265.475 3100.665 C 15271.335 3107.476 15279.245 3110.882 15289.206 3110.882 L 15289.206 3110.882 ZM 15388.302 3180.426 L 15388.302 3160.211 C 15393.869 3162.847 15399.508 3164.862 15405.221 3166.253 C 15410.934 3167.645 15416.537 3168.341 15422.030 3168.341 C 15436.679 3168.341 15447.848 3163.433 15455.539 3153.619 C 15463.302 3143.731 15467.734 3128.753 15468.832 3108.685 C 15464.584 3114.984 15459.201 3119.818 15452.682 3123.187 C 15446.164 3126.556 15438.949 3128.241 15431.039 3128.241 C 15414.633 3128.241 15401.632 3123.297 15392.038 3113.409 C 15382.516 3103.448 15377.755 3089.862 15377.755 3072.650 C 15377.755 3055.804 15382.736 3042.291 15392.697 3032.110 C 15402.658 3021.929 15415.915 3016.839 15432.467 3016.839 C 15451.437 3016.839 15465.902 3024.127 15475.863 3038.702 C 15485.898 3053.204 15490.915 3074.298 15490.915 3101.983 C 15490.915 3127.838 15484.762 3148.492 15472.458 3163.946 C 15460.226 3179.327 15443.747 3187.017 15423.019 3187.017 C 15417.453 3187.017 15411.813 3186.468 15406.100 3185.369 C 15400.387 3184.271 15394.455 3182.623 15388.302 3180.426 L 15388.302 3180.426 ZM 15432.467 3110.882 C 15442.428 3110.882 15450.302 3107.476 15456.088 3100.665 C 15461.947 3093.853 15464.877 3084.515 15464.877 3072.650 C 15464.877 3060.858 15461.947 3051.556 15456.088 3044.744 C 15450.302 3037.860 15442.428 3034.417 15432.467 3034.417 C 15422.506 3034.417 15414.596 3037.860 15408.737 3044.744 C 15402.951 3051.556 15400.058 3060.858 15400.058 3072.650 C 15400.058 3084.515 15402.951 3093.853 15408.737 3100.665 C 15414.596 3107.476 15422.506 3110.882 15432.467 3110.882 L 15432.467 3110.882 ZM 15578.366 3105.938 C 15567.819 3105.938 15559.506 3108.758 15553.427 3114.398 C 15547.421 3120.037 15544.418 3127.801 15544.418 3137.689 C 15544.418 3147.576 15547.421 3155.340 15553.427 3160.980 C 15559.506 3166.619 15567.819 3169.439 15578.366 3169.439 C 15588.913 3169.439 15597.226 3166.619 15603.305 3160.980 C 15609.384 3155.267 15612.423 3147.503 15612.423 3137.689 C 15612.423 3127.801 15609.384 3120.037 15603.305 3114.398 C 15597.299 3108.758 15588.986 3105.938 15578.366 3105.938 L 15578.366 3105.938 ZM 15556.173 3096.490 C 15546.652 3094.146 15539.218 3089.715 15533.871 3083.197 C 15528.598 3076.678 15525.961 3068.731 15525.961 3059.356 C 15525.961 3046.246 15530.612 3035.882 15539.914 3028.265 C 15549.289 3020.648 15562.106 3016.839 15578.366 3016.839 C 15594.699 3016.839 15607.516 3020.648 15616.818 3028.265 C 15626.120 3035.882 15630.771 3046.246 15630.771 3059.356 C 15630.771 3068.731 15628.097 3076.678 15622.751 3083.197 C 15617.477 3089.715 15610.116 3094.146 15600.668 3096.490 C 15611.361 3098.980 15619.674 3103.851 15625.607 3111.102 C 15631.613 3118.353 15634.616 3127.215 15634.616 3137.689 C 15634.616 3153.582 15629.745 3165.777 15620.004 3174.273 C 15610.336 3182.769 15596.457 3187.017 15578.366 3187.017 C 15560.275 3187.017 15546.359 3182.769 15536.618 3174.273 C 15526.950 3165.777 15522.116 3153.582 15522.116 3137.689 C 15522.116 3127.215 15525.119 3118.353 15531.125 3111.102 C 15537.130 3103.851 15545.480 3098.980 15556.173 3096.490 L 15556.173 3096.490 ZM 15548.044 3061.444 C 15548.044 3069.940 15550.680 3076.568 15555.954 3081.329 C 15561.300 3086.090 15568.771 3088.470 15578.366 3088.470 C 15587.887 3088.470 15595.321 3086.090 15600.668 3081.329 C 15606.088 3076.568 15608.798 3069.940 15608.798 3061.444 C 15608.798 3052.948 15606.088 3046.319 15600.668 3041.558 C 15595.321 3036.798 15587.887 3034.417 15578.366 3034.417 C 15568.771 3034.417 15561.300 3036.798 15555.954 3041.558 C 15550.680 3046.319 15548.044 3052.948 15548.044 3061.444 L 15548.044 3061.444 Z">
            <!-- 976 nodes -->
          </draw:path>
          <draw:path id="text9337-7" draw:style-name="style1" draw:layer="layout" svg:x="5.326cm" svg:y="2.802cm" svg:width="1.195cm" svg:height="0.455cm" svg:viewBox="0.0 0.0 1194.873 455.383" svg:d="M 10727.811 5626.507 C 10711.698 5626.507 10698.881 5632.513 10689.359 5644.525 C 10679.911 5656.536 10675.187 5672.906 10675.187 5693.634 C 10675.187 5714.288 10679.911 5730.621 10689.359 5742.633 C 10698.881 5754.644 10711.698 5760.650 10727.811 5760.650 C 10743.924 5760.650 10756.669 5754.644 10766.044 5742.633 C 10775.492 5730.621 10780.216 5714.288 10780.216 5693.634 C 10780.216 5672.906 10775.492 5656.536 10766.044 5644.525 C 10756.669 5632.513 10743.924 5626.507 10727.811 5626.507 L 10727.811 5626.507 ZM 10727.811 5608.489 C 10750.809 5608.489 10769.193 5616.217 10782.963 5631.671 C 10796.732 5647.052 10803.617 5667.706 10803.617 5693.634 C 10803.617 5719.488 10796.732 5740.142 10782.963 5755.596 C 10769.193 5770.977 10750.809 5778.668 10727.811 5778.668 C 10704.740 5778.668 10686.283 5770.977 10672.440 5755.596 C 10658.671 5740.216 10651.786 5719.561 10651.786 5693.634 C 10651.786 5667.706 10658.671 5647.052 10672.440 5631.671 C 10686.283 5616.217 10704.740 5608.489 10727.811 5608.489 L 10727.811 5608.489 ZM 10837.455 5604.534 L 10857.670 5604.534 L 10857.670 5775.482 L 10837.455 5775.482 L 10837.455 5604.534 L 10837.455 5604.534 ZM 11005.106 5708.905 L 11005.106 5718.792 L 10912.162 5718.792 C 10913.041 5732.708 10917.216 5743.328 10924.686 5750.653 C 10932.230 5757.904 10942.704 5761.529 10956.107 5761.529 C 10963.871 5761.529 10971.378 5760.577 10978.629 5758.673 C 10985.953 5756.768 10993.204 5753.912 11000.382 5750.103 L 11000.382 5769.219 C 10993.131 5772.296 10985.697 5774.639 10978.080 5776.251 C 10970.463 5777.862 10962.736 5778.668 10954.899 5778.668 C 10935.270 5778.668 10919.706 5772.955 10908.207 5761.529 C 10896.781 5750.103 10891.068 5734.649 10891.068 5715.167 C 10891.068 5695.025 10896.488 5679.058 10907.328 5667.266 C 10918.241 5655.401 10932.926 5649.468 10951.383 5649.468 C 10967.936 5649.468 10981.009 5654.815 10990.604 5665.509 C 11000.272 5676.129 11005.106 5690.594 11005.106 5708.905 L 11005.106 5708.905 ZM 10984.891 5702.972 C 10984.745 5691.912 10981.632 5683.087 10975.553 5676.495 C 10969.547 5669.903 10961.564 5666.607 10951.603 5666.607 C 10940.323 5666.607 10931.278 5669.793 10924.466 5676.165 C 10917.728 5682.537 10913.846 5691.510 10912.821 5703.082 L 10984.891 5702.972 L 10984.891 5702.972 ZM 11094.205 5713.629 C 11077.872 5713.629 11066.556 5715.496 11060.257 5719.232 C 11053.959 5722.967 11050.809 5729.339 11050.809 5738.348 C 11050.809 5745.526 11053.153 5751.239 11057.840 5755.487 C 11062.601 5759.661 11069.047 5761.749 11077.176 5761.749 C 11088.382 5761.749 11097.355 5757.794 11104.093 5749.884 C 11110.904 5741.900 11114.310 5731.317 11114.310 5718.133 L 11114.310 5713.629 L 11094.205 5713.629 L 11094.205 5713.629 ZM 11134.525 5705.279 L 11134.525 5775.482 L 11114.310 5775.482 L 11114.310 5756.805 C 11109.696 5764.276 11103.946 5769.805 11097.062 5773.394 C 11090.177 5776.910 11081.754 5778.668 11071.793 5778.668 C 11059.195 5778.668 11049.161 5775.152 11041.691 5768.121 C 11034.293 5761.016 11030.594 5751.531 11030.594 5739.666 C 11030.594 5725.823 11035.209 5715.386 11044.437 5708.355 C 11053.739 5701.324 11067.582 5697.808 11085.965 5697.808 L 11114.310 5697.808 L 11114.310 5695.831 C 11114.310 5686.529 11111.234 5679.351 11105.082 5674.298 C 11099.003 5669.171 11090.433 5666.607 11079.374 5666.607 C 11072.342 5666.607 11065.494 5667.449 11058.829 5669.134 C 11052.164 5670.819 11045.756 5673.345 11039.603 5676.715 L 11039.603 5658.038 C 11047.001 5655.181 11054.178 5653.057 11061.136 5651.666 C 11068.094 5650.201 11074.869 5649.468 11081.461 5649.468 C 11099.259 5649.468 11112.552 5654.083 11121.341 5663.311 C 11130.131 5672.540 11134.525 5686.529 11134.525 5705.279 L 11134.525 5705.279 ZM 11353.153 5708.905 L 11353.153 5718.792 L 11260.209 5718.792 C 11261.088 5732.708 11265.262 5743.328 11272.733 5750.653 C 11280.277 5757.904 11290.751 5761.529 11304.154 5761.529 C 11311.918 5761.529 11319.425 5760.577 11326.676 5758.673 C 11334.000 5756.768 11341.251 5753.912 11348.429 5750.103 L 11348.429 5769.219 C 11341.178 5772.296 11333.744 5774.639 11326.127 5776.251 C 11318.509 5777.862 11310.782 5778.668 11302.945 5778.668 C 11283.317 5778.668 11267.753 5772.955 11256.254 5761.529 C 11244.828 5750.103 11239.115 5734.649 11239.115 5715.167 C 11239.115 5695.025 11244.535 5679.058 11255.375 5667.266 C 11266.288 5655.401 11280.973 5649.468 11299.430 5649.468 C 11315.983 5649.468 11329.056 5654.815 11338.651 5665.509 C 11348.319 5676.129 11353.153 5690.594 11353.153 5708.905 L 11353.153 5708.905 ZM 11332.938 5702.972 C 11332.792 5691.912 11329.679 5683.087 11323.600 5676.495 C 11317.594 5669.903 11309.611 5666.607 11299.650 5666.607 C 11288.370 5666.607 11279.325 5669.793 11272.513 5676.165 C 11265.775 5682.537 11261.893 5691.510 11260.868 5703.082 L 11332.938 5702.972 L 11332.938 5702.972 ZM 11406.327 5617.498 L 11406.327 5652.435 L 11447.965 5652.435 L 11447.965 5668.145 L 11406.327 5668.145 L 11406.327 5734.942 C 11406.327 5744.976 11407.682 5751.422 11410.392 5754.278 C 11413.175 5757.135 11418.778 5758.563 11427.201 5758.563 L 11447.965 5758.563 L 11447.965 5775.482 L 11427.201 5775.482 C 11411.600 5775.482 11400.834 5772.589 11394.901 5766.802 C 11388.968 5760.943 11386.002 5750.323 11386.002 5734.942 L 11386.002 5668.145 L 11371.171 5668.145 L 11371.171 5652.435 L 11386.002 5652.435 L 11386.002 5617.498 L 11406.327 5617.498 L 11406.327 5617.498 ZM 11602.213 5713.629 C 11585.880 5713.629 11574.564 5715.496 11568.265 5719.232 C 11561.966 5722.967 11558.817 5729.339 11558.817 5738.348 C 11558.817 5745.526 11561.161 5751.239 11565.848 5755.487 C 11570.609 5759.661 11577.054 5761.749 11585.184 5761.749 C 11596.390 5761.749 11605.362 5757.794 11612.101 5749.884 C 11618.912 5741.900 11622.318 5731.317 11622.318 5718.133 L 11622.318 5713.629 L 11602.213 5713.629 L 11602.213 5713.629 ZM 11642.533 5705.279 L 11642.533 5775.482 L 11622.318 5775.482 L 11622.318 5756.805 C 11617.704 5764.276 11611.954 5769.805 11605.070 5773.394 C 11598.185 5776.910 11589.762 5778.668 11579.801 5778.668 C 11567.203 5778.668 11557.169 5775.152 11549.698 5768.121 C 11542.301 5761.016 11538.602 5751.531 11538.602 5739.666 C 11538.602 5725.823 11543.216 5715.386 11552.445 5708.355 C 11561.747 5701.324 11575.590 5697.808 11593.973 5697.808 L 11622.318 5697.808 L 11622.318 5695.831 C 11622.318 5686.529 11619.242 5679.351 11613.090 5674.298 C 11607.010 5669.171 11598.441 5666.607 11587.382 5666.607 C 11580.350 5666.607 11573.502 5667.449 11566.837 5669.134 C 11560.172 5670.819 11553.763 5673.345 11547.611 5676.715 L 11547.611 5658.038 C 11555.008 5655.181 11562.186 5653.057 11569.144 5651.666 C 11576.102 5650.201 11582.877 5649.468 11589.469 5649.468 C 11607.267 5649.468 11620.560 5654.083 11629.349 5663.311 C 11638.138 5672.540 11642.533 5686.529 11642.533 5705.279 L 11642.533 5705.279 ZM 11684.281 5604.534 L 11704.496 5604.534 L 11704.496 5775.482 L 11684.281 5775.482 L 11684.281 5604.534 L 11684.281 5604.534 ZM 11749.540 5747.576 L 11772.721 5747.576 L 11772.721 5775.482 L 11749.540 5775.482 L 11749.540 5747.576 L 11749.540 5747.576 ZM 11823.478 5747.576 L 11846.659 5747.576 L 11846.659 5766.473 L 11828.641 5801.629 L 11814.469 5801.629 L 11823.478 5766.473 L 11823.478 5747.576 L 11823.478 5747.576 ZM 11046.415 6038.055 L 11123.868 6038.055 L 11123.868 6056.732 L 11019.718 6056.732 L 11019.718 6038.055 C 11028.141 6029.339 11039.603 6017.657 11054.105 6003.009 C 11068.680 5988.287 11077.836 5978.802 11081.571 5974.554 C 11088.675 5966.571 11093.619 5959.832 11096.403 5954.339 C 11099.259 5948.773 11100.687 5943.316 11100.687 5937.969 C 11100.687 5929.254 11097.611 5922.149 11091.459 5916.656 C 11085.380 5911.163 11077.433 5908.416 11067.618 5908.416 C 11060.660 5908.416 11053.299 5909.625 11045.536 5912.042 C 11037.845 5914.459 11029.606 5918.121 11020.817 5923.028 L 11020.817 5900.616 C 11029.752 5897.027 11038.102 5894.317 11045.865 5892.486 C 11053.629 5890.655 11060.734 5889.739 11067.179 5889.739 C 11084.171 5889.739 11097.721 5893.988 11107.828 5902.484 C 11117.936 5910.980 11122.989 5922.332 11122.989 5936.541 C 11122.989 5943.280 11121.708 5949.688 11119.144 5955.767 C 11116.654 5961.773 11112.076 5968.878 11105.411 5977.081 C 11103.580 5979.205 11097.757 5985.357 11087.943 5995.538 C 11078.129 6005.645 11064.286 6019.818 11046.415 6038.055 L 11046.415 6038.055 ZM 11218.021 5907.318 C 11206.595 5907.318 11197.989 5912.957 11192.203 5924.237 C 11186.490 5935.443 11183.634 5952.325 11183.634 5974.884 C 11183.634 5997.369 11186.490 6014.251 11192.203 6025.530 C 11197.989 6036.737 11206.595 6042.340 11218.021 6042.340 C 11229.520 6042.340 11238.126 6036.737 11243.839 6025.530 C 11249.625 6014.251 11252.518 5997.369 11252.518 5974.884 C 11252.518 5952.325 11249.625 5935.443 11243.839 5924.237 C 11238.126 5912.957 11229.520 5907.318 11218.021 5907.318 L 11218.021 5907.318 ZM 11218.021 5889.739 C 11236.405 5889.739 11250.431 5897.027 11260.099 5911.602 C 11269.840 5926.104 11274.711 5947.198 11274.711 5974.884 C 11274.711 6002.496 11269.840 6023.590 11260.099 6038.165 C 11250.431 6052.667 11236.405 6059.918 11218.021 6059.918 C 11199.637 6059.918 11185.575 6052.667 11175.834 6038.165 C 11166.166 6023.590 11161.332 6002.496 11161.332 5974.884 C 11161.332 5947.198 11166.166 5926.104 11175.834 5911.602 C 11185.575 5897.027 11199.637 5889.739 11218.021 5889.739 L 11218.021 5889.739 ZM 11361.283 5907.318 C 11349.857 5907.318 11341.251 5912.957 11335.465 5924.237 C 11329.752 5935.443 11326.896 5952.325 11326.896 5974.884 C 11326.896 5997.369 11329.752 6014.251 11335.465 6025.530 C 11341.251 6036.737 11349.857 6042.340 11361.283 6042.340 C 11372.782 6042.340 11381.388 6036.737 11387.101 6025.530 C 11392.887 6014.251 11395.780 5997.369 11395.780 5974.884 C 11395.780 5952.325 11392.887 5935.443 11387.101 5924.237 C 11381.388 5912.957 11372.782 5907.318 11361.283 5907.318 L 11361.283 5907.318 ZM 11361.283 5889.739 C 11379.667 5889.739 11393.693 5897.027 11403.361 5911.602 C 11413.102 5926.104 11417.972 5947.198 11417.972 5974.884 C 11417.972 6002.496 11413.102 6023.590 11403.361 6038.165 C 11393.693 6052.667 11379.667 6059.918 11361.283 6059.918 C 11342.899 6059.918 11328.837 6052.667 11319.095 6038.165 C 11309.427 6023.590 11304.593 6002.496 11304.593 5974.884 C 11304.593 5947.198 11309.427 5926.104 11319.095 5911.602 C 11328.837 5897.027 11342.899 5889.739 11361.283 5889.739 L 11361.283 5889.739 ZM 11457.743 6053.326 L 11457.743 6033.111 C 11463.309 6035.748 11468.949 6037.762 11474.662 6039.154 C 11480.375 6040.545 11485.978 6041.241 11491.471 6041.241 C 11506.119 6041.241 11517.289 6036.334 11524.979 6026.519 C 11532.743 6016.632 11537.174 6001.654 11538.273 5981.585 C 11534.025 5987.884 11528.641 5992.718 11522.123 5996.087 C 11515.604 5999.456 11508.390 6001.141 11500.480 6001.141 C 11484.073 6001.141 11471.073 5996.197 11461.478 5986.309 C 11451.957 5976.348 11447.196 5962.762 11447.196 5945.550 C 11447.196 5928.704 11452.176 5915.191 11462.137 5905.010 C 11472.098 5894.830 11485.355 5889.739 11501.908 5889.739 C 11520.878 5889.739 11535.343 5897.027 11545.304 5911.602 C 11555.338 5926.104 11560.355 5947.198 11560.355 5974.884 C 11560.355 6000.738 11554.203 6021.392 11541.898 6036.846 C 11529.667 6052.227 11513.187 6059.918 11492.460 6059.918 C 11486.893 6059.918 11481.254 6059.368 11475.541 6058.270 C 11469.828 6057.171 11463.895 6055.523 11457.743 6053.326 L 11457.743 6053.326 ZM 11501.908 5983.782 C 11511.869 5983.782 11519.742 5980.377 11525.529 5973.565 C 11531.388 5966.754 11534.318 5957.415 11534.318 5945.550 C 11534.318 5933.758 11531.388 5924.456 11525.529 5917.645 C 11519.742 5910.760 11511.869 5907.318 11501.908 5907.318 C 11491.947 5907.318 11484.037 5910.760 11478.177 5917.645 C 11472.391 5924.456 11469.498 5933.758 11469.498 5945.550 C 11469.498 5957.415 11472.391 5966.754 11478.177 5973.565 C 11484.037 5980.377 11491.947 5983.782 11501.908 5983.782 L 11501.908 5983.782 Z">
            <!-- 270 nodes -->
          </draw:path>
          <draw:path id="text9337-7-6" draw:style-name="style1" draw:layer="layout" svg:x="3.396cm" svg:y="3.778cm" svg:width="1.239cm" svg:height="0.455cm" svg:viewBox="0.0 0.0 1238.818 455.383" svg:d="M 6898.430 7568.468 L 6898.430 7590.111 C 6890.007 7586.083 6882.060 7583.080 6874.590 7581.103 C 6867.119 7579.125 6859.904 7578.136 6852.946 7578.136 C 6840.861 7578.136 6831.523 7580.480 6824.931 7585.168 C 6818.413 7589.855 6815.153 7596.520 6815.153 7605.163 C 6815.153 7612.414 6817.314 7617.907 6821.635 7621.642 C 6826.030 7625.304 6834.306 7628.271 6846.465 7630.541 L 6859.868 7633.288 C 6876.421 7636.437 6888.615 7642.003 6896.452 7649.987 C 6904.362 7657.897 6908.318 7668.517 6908.318 7681.847 C 6908.318 7697.741 6902.971 7709.789 6892.277 7717.992 C 6881.657 7726.195 6866.057 7730.297 6845.476 7730.297 C 6837.712 7730.297 6829.436 7729.418 6820.647 7727.660 C 6811.931 7725.902 6802.885 7723.302 6793.510 7719.860 L 6793.510 7697.008 C 6802.519 7702.062 6811.345 7705.871 6819.987 7708.434 C 6828.630 7710.998 6837.126 7712.279 6845.476 7712.279 C 6858.147 7712.279 6867.924 7709.789 6874.809 7704.809 C 6881.694 7699.828 6885.136 7692.724 6885.136 7683.495 C 6885.136 7675.439 6882.646 7669.140 6877.666 7664.599 C 6872.758 7660.058 6864.665 7656.652 6853.386 7654.381 L 6839.873 7651.745 C 6823.320 7648.449 6811.345 7643.285 6803.947 7636.254 C 6796.550 7629.223 6792.851 7619.445 6792.851 7606.920 C 6792.851 7592.419 6797.942 7580.993 6808.122 7572.643 C 6818.376 7564.294 6832.475 7560.119 6850.420 7560.119 C 6858.110 7560.119 6865.947 7560.815 6873.930 7562.206 C 6881.914 7563.598 6890.080 7565.685 6898.430 7568.468 L 6898.430 7568.468 ZM 6997.966 7665.258 C 6981.633 7665.258 6970.317 7667.126 6964.018 7670.861 C 6957.719 7674.596 6954.570 7680.968 6954.570 7689.977 C 6954.570 7697.155 6956.914 7702.868 6961.601 7707.116 C 6966.362 7711.291 6972.807 7713.378 6980.937 7713.378 C 6992.143 7713.378 7001.115 7709.423 7007.854 7701.513 C 7014.665 7693.529 7018.071 7682.946 7018.071 7669.762 L 7018.071 7665.258 L 6997.966 7665.258 L 6997.966 7665.258 ZM 7038.286 7656.908 L 7038.286 7727.111 L 7018.071 7727.111 L 7018.071 7708.434 C 7013.457 7715.905 7007.707 7721.435 7000.822 7725.024 C 6993.938 7728.539 6985.515 7730.297 6975.554 7730.297 C 6962.956 7730.297 6952.922 7726.781 6945.451 7719.750 C 6938.054 7712.646 6934.355 7703.161 6934.355 7691.295 C 6934.355 7677.453 6938.969 7667.016 6948.198 7659.984 C 6957.500 7652.953 6971.342 7649.438 6989.726 7649.438 L 7018.071 7649.438 L 7018.071 7647.460 C 7018.071 7638.158 7014.995 7630.981 7008.842 7625.927 C 7002.763 7620.800 6994.194 7618.236 6983.134 7618.236 C 6976.103 7618.236 6969.255 7619.079 6962.590 7620.763 C 6955.925 7622.448 6949.516 7624.975 6943.364 7628.344 L 6943.364 7609.667 C 6950.761 7606.811 6957.939 7604.687 6964.897 7603.295 C 6971.855 7601.830 6978.630 7601.098 6985.222 7601.098 C 7003.020 7601.098 7016.313 7605.712 7025.102 7614.940 C 7033.891 7624.169 7038.286 7638.158 7038.286 7656.908 L 7038.286 7656.908 ZM 7161.003 7664.159 C 7161.003 7649.511 7157.964 7638.158 7151.884 7630.102 C 7145.879 7622.045 7137.419 7618.017 7126.506 7618.017 C 7115.666 7618.017 7107.207 7622.045 7101.128 7630.102 C 7095.122 7638.158 7092.119 7649.511 7092.119 7664.159 C 7092.119 7678.734 7095.122 7690.050 7101.128 7698.107 C 7107.207 7706.164 7115.666 7710.192 7126.506 7710.192 C 7137.419 7710.192 7145.879 7706.164 7151.884 7698.107 C 7157.964 7690.050 7161.003 7678.734 7161.003 7664.159 L 7161.003 7664.159 ZM 7181.218 7711.840 C 7181.218 7732.787 7176.567 7748.351 7167.265 7758.532 C 7157.964 7768.786 7143.718 7773.913 7124.528 7773.913 C 7117.424 7773.913 7110.722 7773.363 7104.423 7772.265 C 7098.125 7771.239 7092.009 7769.628 7086.076 7767.431 L 7086.076 7747.765 C 7092.009 7750.988 7097.868 7753.368 7103.654 7754.906 C 7109.441 7756.444 7115.337 7757.213 7121.342 7757.213 C 7134.599 7757.213 7144.524 7753.734 7151.115 7746.776 C 7157.707 7739.892 7161.003 7729.455 7161.003 7715.465 L 7161.003 7705.468 C 7156.828 7712.719 7151.482 7718.139 7144.963 7721.728 C 7138.444 7725.316 7130.644 7727.111 7121.562 7727.111 C 7106.474 7727.111 7094.316 7721.361 7085.088 7709.862 C 7075.859 7698.363 7071.245 7683.129 7071.245 7664.159 C 7071.245 7645.116 7075.859 7629.845 7085.088 7618.346 C 7094.316 7606.847 7106.474 7601.098 7121.562 7601.098 C 7130.644 7601.098 7138.444 7602.892 7144.963 7606.481 C 7151.482 7610.070 7156.828 7615.490 7161.003 7622.741 L 7161.003 7604.064 L 7181.218 7604.064 L 7181.218 7711.840 L 7181.218 7711.840 ZM 7328.105 7660.534 L 7328.105 7670.421 L 7235.161 7670.421 C 7236.040 7684.337 7240.215 7694.958 7247.685 7702.282 C 7255.229 7709.533 7265.703 7713.158 7279.106 7713.158 C 7286.870 7713.158 7294.377 7712.206 7301.628 7710.302 C 7308.952 7708.398 7316.203 7705.541 7323.381 7701.732 L 7323.381 7720.849 C 7316.130 7723.925 7308.696 7726.269 7301.079 7727.880 C 7293.462 7729.491 7285.735 7730.297 7277.898 7730.297 C 7258.269 7730.297 7242.705 7724.584 7231.206 7713.158 C 7219.780 7701.732 7214.067 7686.278 7214.067 7666.796 C 7214.067 7646.654 7219.487 7630.688 7230.327 7618.896 C 7241.240 7607.030 7255.925 7601.098 7274.382 7601.098 C 7290.935 7601.098 7304.008 7606.444 7313.603 7617.138 C 7323.271 7627.758 7328.105 7642.223 7328.105 7660.534 L 7328.105 7660.534 ZM 7307.890 7654.601 C 7307.744 7643.542 7304.631 7634.716 7298.552 7628.124 C 7292.546 7621.532 7284.563 7618.236 7274.602 7618.236 C 7263.322 7618.236 7254.277 7621.422 7247.465 7627.795 C 7240.727 7634.167 7236.845 7643.139 7235.820 7654.711 L 7307.890 7654.601 L 7307.890 7654.601 ZM 7538.164 7660.534 L 7538.164 7670.421 L 7445.219 7670.421 C 7446.098 7684.337 7450.273 7694.958 7457.744 7702.282 C 7465.288 7709.533 7475.761 7713.158 7489.165 7713.158 C 7496.928 7713.158 7504.436 7712.206 7511.687 7710.302 C 7519.011 7708.398 7526.262 7705.541 7533.440 7701.732 L 7533.440 7720.849 C 7526.189 7723.925 7518.755 7726.269 7511.137 7727.880 C 7503.520 7729.491 7495.793 7730.297 7487.956 7730.297 C 7468.327 7730.297 7452.763 7724.584 7441.264 7713.158 C 7429.839 7701.732 7424.126 7686.278 7424.126 7666.796 C 7424.126 7646.654 7429.546 7630.688 7440.385 7618.896 C 7451.298 7607.030 7465.984 7601.098 7484.441 7601.098 C 7500.993 7601.098 7514.067 7606.444 7523.662 7617.138 C 7533.330 7627.758 7538.164 7642.223 7538.164 7660.534 L 7538.164 7660.534 ZM 7517.949 7654.601 C 7517.802 7643.542 7514.690 7634.716 7508.610 7628.124 C 7502.605 7621.532 7494.621 7618.236 7484.660 7618.236 C 7473.381 7618.236 7464.336 7621.422 7457.524 7627.795 C 7450.786 7634.167 7446.904 7643.139 7445.879 7654.711 L 7517.949 7654.601 L 7517.949 7654.601 ZM 7591.338 7569.128 L 7591.338 7604.064 L 7632.976 7604.064 L 7632.976 7619.774 L 7591.338 7619.774 L 7591.338 7686.571 C 7591.338 7696.606 7592.693 7703.051 7595.403 7705.907 C 7598.186 7708.764 7603.789 7710.192 7612.212 7710.192 L 7632.976 7710.192 L 7632.976 7727.111 L 7612.212 7727.111 C 7596.611 7727.111 7585.844 7724.218 7579.912 7718.432 C 7573.979 7712.572 7571.013 7701.952 7571.013 7686.571 L 7571.013 7619.774 L 7556.181 7619.774 L 7556.181 7604.064 L 7571.013 7604.064 L 7571.013 7569.128 L 7591.338 7569.128 L 7591.338 7569.128 ZM 7787.224 7665.258 C 7770.891 7665.258 7759.575 7667.126 7753.276 7670.861 C 7746.977 7674.596 7743.828 7680.968 7743.828 7689.977 C 7743.828 7697.155 7746.172 7702.868 7750.859 7707.116 C 7755.620 7711.291 7762.065 7713.378 7770.195 7713.378 C 7781.401 7713.378 7790.373 7709.423 7797.111 7701.513 C 7803.923 7693.529 7807.329 7682.946 7807.329 7669.762 L 7807.329 7665.258 L 7787.224 7665.258 L 7787.224 7665.258 ZM 7827.544 7656.908 L 7827.544 7727.111 L 7807.329 7727.111 L 7807.329 7708.434 C 7802.714 7715.905 7796.965 7721.435 7790.080 7725.024 C 7783.195 7728.539 7774.773 7730.297 7764.812 7730.297 C 7752.214 7730.297 7742.180 7726.781 7734.709 7719.750 C 7727.312 7712.646 7723.613 7703.161 7723.613 7691.295 C 7723.613 7677.453 7728.227 7667.016 7737.456 7659.984 C 7746.757 7652.953 7760.600 7649.438 7778.984 7649.438 L 7807.329 7649.438 L 7807.329 7647.460 C 7807.329 7638.158 7804.253 7630.981 7798.100 7625.927 C 7792.021 7620.800 7783.452 7618.236 7772.392 7618.236 C 7765.361 7618.236 7758.513 7619.079 7751.848 7620.763 C 7745.183 7622.448 7738.774 7624.975 7732.622 7628.344 L 7732.622 7609.667 C 7740.019 7606.811 7747.197 7604.687 7754.155 7603.295 C 7761.113 7601.830 7767.888 7601.098 7774.480 7601.098 C 7792.277 7601.098 7805.571 7605.712 7814.360 7614.940 C 7823.149 7624.169 7827.544 7638.158 7827.544 7656.908 L 7827.544 7656.908 ZM 7869.292 7556.164 L 7889.507 7556.164 L 7889.507 7727.111 L 7869.292 7727.111 L 7869.292 7556.164 L 7869.292 7556.164 ZM 7934.550 7699.206 L 7957.732 7699.206 L 7957.732 7727.111 L 7934.550 7727.111 L 7934.550 7699.206 L 7934.550 7699.206 ZM 8008.488 7699.206 L 8031.670 7699.206 L 8031.670 7718.102 L 8013.652 7753.258 L 7999.480 7753.258 L 8008.488 7718.102 L 8008.488 7699.206 L 8008.488 7699.206 ZM 7172.539 7989.684 L 7249.992 7989.684 L 7249.992 8008.361 L 7145.842 8008.361 L 7145.842 7989.684 C 7154.265 7980.968 7165.727 7969.286 7180.229 7954.638 C 7194.804 7939.916 7203.960 7930.431 7207.695 7926.183 C 7214.799 7918.200 7219.743 7911.461 7222.527 7905.968 C 7225.383 7900.402 7226.811 7894.945 7226.811 7889.599 C 7226.811 7880.883 7223.735 7873.778 7217.583 7868.285 C 7211.504 7862.792 7203.557 7860.045 7193.742 7860.045 C 7186.784 7860.045 7179.423 7861.254 7171.660 7863.671 C 7163.969 7866.088 7155.730 7869.750 7146.941 7874.657 L 7146.941 7852.245 C 7155.876 7848.656 7164.226 7845.946 7171.989 7844.115 C 7179.753 7842.284 7186.858 7841.369 7193.303 7841.369 C 7210.295 7841.369 7223.845 7845.617 7233.952 7854.113 C 7244.060 7862.609 7249.113 7873.961 7249.113 7888.170 C 7249.113 7894.909 7247.832 7901.317 7245.268 7907.397 C 7242.778 7913.402 7238.200 7920.507 7231.535 7928.710 C 7229.704 7930.834 7223.881 7936.986 7214.067 7947.167 C 7204.253 7957.274 7190.410 7971.447 7172.539 7989.684 L 7172.539 7989.684 ZM 7344.145 7858.947 C 7332.719 7858.947 7324.113 7864.586 7318.327 7875.866 C 7312.614 7887.072 7309.758 7903.954 7309.758 7926.513 C 7309.758 7948.998 7312.614 7965.880 7318.327 7977.160 C 7324.113 7988.366 7332.719 7993.969 7344.145 7993.969 C 7355.644 7993.969 7364.250 7988.366 7369.963 7977.160 C 7375.749 7965.880 7378.642 7948.998 7378.642 7926.513 C 7378.642 7903.954 7375.749 7887.072 7369.963 7875.866 C 7364.250 7864.586 7355.644 7858.947 7344.145 7858.947 L 7344.145 7858.947 ZM 7344.145 7841.369 C 7362.529 7841.369 7376.555 7848.656 7386.223 7863.232 C 7395.964 7877.733 7400.835 7898.827 7400.835 7926.513 C 7400.835 7954.125 7395.964 7975.219 7386.223 7989.794 C 7376.555 8004.296 7362.529 8011.547 7344.145 8011.547 C 7325.761 8011.547 7311.699 8004.296 7301.958 7989.794 C 7292.290 7975.219 7287.456 7954.125 7287.456 7926.513 C 7287.456 7898.827 7292.290 7877.733 7301.958 7863.232 C 7311.699 7848.656 7325.761 7841.369 7344.145 7841.369 L 7344.145 7841.369 ZM 7487.407 7858.947 C 7475.981 7858.947 7467.375 7864.586 7461.589 7875.866 C 7455.876 7887.072 7453.020 7903.954 7453.020 7926.513 C 7453.020 7948.998 7455.876 7965.880 7461.589 7977.160 C 7467.375 7988.366 7475.981 7993.969 7487.407 7993.969 C 7498.906 7993.969 7507.512 7988.366 7513.225 7977.160 C 7519.011 7965.880 7521.904 7948.998 7521.904 7926.513 C 7521.904 7903.954 7519.011 7887.072 7513.225 7875.866 C 7507.512 7864.586 7498.906 7858.947 7487.407 7858.947 L 7487.407 7858.947 ZM 7487.407 7841.369 C 7505.791 7841.369 7519.817 7848.656 7529.485 7863.232 C 7539.226 7877.733 7544.096 7898.827 7544.096 7926.513 C 7544.096 7954.125 7539.226 7975.219 7529.485 7989.794 C 7519.817 8004.296 7505.791 8011.547 7487.407 8011.547 C 7469.023 8011.547 7454.961 8004.296 7445.219 7989.794 C 7435.551 7975.219 7430.717 7954.125 7430.717 7926.513 C 7430.717 7898.827 7435.551 7877.733 7445.219 7863.232 C 7454.961 7848.656 7469.023 7841.369 7487.407 7841.369 L 7487.407 7841.369 ZM 7630.669 7930.468 C 7620.122 7930.468 7611.809 7933.288 7605.730 7938.927 C 7599.724 7944.567 7596.721 7952.331 7596.721 7962.218 C 7596.721 7972.106 7599.724 7979.870 7605.730 7985.509 C 7611.809 7991.149 7620.122 7993.969 7630.669 7993.969 C 7641.215 7993.969 7649.528 7991.149 7655.608 7985.509 C 7661.687 7979.796 7664.726 7972.033 7664.726 7962.218 C 7664.726 7952.331 7661.687 7944.567 7655.608 7938.927 C 7649.602 7933.288 7641.289 7930.468 7630.669 7930.468 L 7630.669 7930.468 ZM 7608.476 7921.020 C 7598.955 7918.676 7591.521 7914.245 7586.174 7907.726 C 7580.901 7901.208 7578.264 7893.261 7578.264 7883.886 C 7578.264 7870.775 7582.915 7860.412 7592.216 7852.794 C 7601.591 7845.177 7614.409 7841.369 7630.669 7841.369 C 7647.002 7841.369 7659.819 7845.177 7669.121 7852.794 C 7678.423 7860.412 7683.073 7870.775 7683.073 7883.886 C 7683.073 7893.261 7680.400 7901.208 7675.053 7907.726 C 7669.780 7914.245 7662.419 7918.676 7652.971 7921.020 C 7663.664 7923.510 7671.977 7928.380 7677.910 7935.631 C 7683.916 7942.882 7686.919 7951.745 7686.919 7962.218 C 7686.919 7978.112 7682.048 7990.307 7672.307 7998.803 C 7662.639 8007.299 7648.759 8011.547 7630.669 8011.547 C 7612.578 8011.547 7598.662 8007.299 7588.921 7998.803 C 7579.253 7990.307 7574.419 7978.112 7574.419 7962.218 C 7574.419 7951.745 7577.422 7942.882 7583.427 7935.631 C 7589.433 7928.380 7597.783 7923.510 7608.476 7921.020 L 7608.476 7921.020 ZM 7600.346 7885.973 C 7600.346 7894.469 7602.983 7901.098 7608.256 7905.858 C 7613.603 7910.619 7621.074 7913.000 7630.669 7913.000 C 7640.190 7913.000 7647.624 7910.619 7652.971 7905.858 C 7658.391 7901.098 7661.101 7894.469 7661.101 7885.973 C 7661.101 7877.477 7658.391 7870.849 7652.971 7866.088 C 7647.624 7861.327 7640.190 7858.947 7630.669 7858.947 C 7621.074 7858.947 7613.603 7861.327 7608.256 7866.088 C 7602.983 7870.849 7600.346 7877.477 7600.346 7885.973 L 7600.346 7885.973 Z">
            <!-- 316 nodes -->
          </draw:path>
          <draw:path id="text9337-3-5-2" draw:style-name="style1" draw:layer="layout" svg:x="5.477cm" svg:y="5.315cm" svg:width="1.444cm" svg:height="0.197cm" svg:viewBox="0.0 0.0 1444.263 197.095" svg:d="M 10976.487 10655.315 L 10976.487 10782.866 L 11003.294 10782.866 C 11025.925 10782.866 11042.478 10777.739 11052.952 10767.485 C 11063.499 10757.231 11068.772 10741.045 11068.772 10718.925 C 11068.772 10696.953 11063.499 10680.876 11052.952 10670.695 C 11042.478 10660.442 11025.925 10655.315 11003.294 10655.315 L 10976.487 10655.315 L 10976.487 10655.315 ZM 10954.295 10637.077 L 10999.888 10637.077 C 11031.675 10637.077 11055.003 10643.706 11069.871 10656.963 C 11084.739 10670.146 11092.173 10690.800 11092.173 10718.925 C 11092.173 10747.197 11084.702 10767.961 11069.761 10781.218 C 11054.819 10794.475 11031.528 10801.103 10999.888 10801.103 L 10954.295 10801.103 L 10954.295 10637.077 L 10954.295 10637.077 ZM 11231.809 10734.526 L 11231.809 10744.414 L 11138.865 10744.414 C 11139.744 10758.330 11143.919 10768.950 11151.389 10776.274 C 11158.933 10783.525 11169.407 10787.151 11182.810 10787.151 C 11190.574 10787.151 11198.081 10786.198 11205.332 10784.294 C 11212.656 10782.390 11219.907 10779.533 11227.085 10775.725 L 11227.085 10794.841 C 11219.834 10797.917 11212.400 10800.261 11204.783 10801.872 C 11197.166 10803.484 11189.439 10804.289 11181.602 10804.289 C 11161.973 10804.289 11146.409 10798.576 11134.910 10787.151 C 11123.484 10775.725 11117.771 10760.271 11117.771 10740.788 C 11117.771 10720.647 11123.191 10704.680 11134.031 10692.888 C 11144.944 10681.023 11159.629 10675.090 11178.086 10675.090 C 11194.639 10675.090 11207.713 10680.437 11217.307 10691.130 C 11226.975 10701.750 11231.809 10716.215 11231.809 10734.526 L 11231.809 10734.526 ZM 11211.594 10728.593 C 11211.448 10717.534 11208.335 10708.708 11202.256 10702.116 C 11196.250 10695.525 11188.267 10692.229 11178.306 10692.229 C 11167.026 10692.229 11157.981 10695.415 11151.170 10701.787 C 11144.431 10708.159 11140.549 10717.131 11139.524 10728.703 L 11211.594 10728.593 L 11211.594 10728.593 ZM 11353.318 10739.690 C 11353.318 10724.821 11350.242 10713.176 11344.089 10704.753 C 11338.010 10696.257 11329.624 10692.009 11318.931 10692.009 C 11308.237 10692.009 11299.815 10696.257 11293.662 10704.753 C 11287.583 10713.176 11284.544 10724.821 11284.544 10739.690 C 11284.544 10754.558 11287.583 10766.240 11293.662 10774.736 C 11299.815 10783.159 11308.237 10787.370 11318.931 10787.370 C 11329.624 10787.370 11338.010 10783.159 11344.089 10774.736 C 11350.242 10766.240 11353.318 10754.558 11353.318 10739.690 L 11353.318 10739.690 ZM 11284.544 10696.733 C 11288.792 10689.409 11294.138 10683.989 11300.584 10680.473 C 11307.102 10676.884 11314.866 10675.090 11323.875 10675.090 C 11338.816 10675.090 11350.938 10681.023 11360.239 10692.888 C 11369.614 10704.753 11374.302 10720.354 11374.302 10739.690 C 11374.302 10759.026 11369.614 10774.626 11360.239 10786.491 C 11350.938 10798.357 11338.816 10804.289 11323.875 10804.289 C 11314.866 10804.289 11307.102 10802.531 11300.584 10799.016 C 11294.138 10795.427 11288.792 10789.970 11284.544 10782.646 L 11284.544 10801.103 L 11264.219 10801.103 L 11264.219 10630.156 L 11284.544 10630.156 L 11284.544 10696.733 L 11284.544 10696.733 ZM 11479.111 10696.953 C 11476.841 10695.634 11474.351 10694.682 11471.641 10694.096 C 11469.004 10693.437 11466.074 10693.108 11462.852 10693.108 C 11451.426 10693.108 11442.637 10696.843 11436.484 10704.314 C 11430.405 10711.711 11427.366 10722.368 11427.366 10736.284 L 11427.366 10801.103 L 11407.041 10801.103 L 11407.041 10678.056 L 11427.366 10678.056 L 11427.366 10697.173 C 11431.614 10689.702 11437.144 10684.172 11443.955 10680.583 C 11450.767 10676.921 11459.043 10675.090 11468.784 10675.090 C 11470.176 10675.090 11471.714 10675.200 11473.399 10675.420 C 11475.083 10675.566 11476.951 10675.822 11479.002 10676.189 L 11479.111 10696.953 L 11479.111 10696.953 ZM 11543.381 10692.229 C 11532.542 10692.229 11523.972 10696.477 11517.673 10704.973 C 11511.375 10713.396 11508.225 10724.968 11508.225 10739.690 C 11508.225 10754.411 11511.338 10766.020 11517.564 10774.516 C 11523.862 10782.939 11532.468 10787.151 11543.381 10787.151 C 11554.148 10787.151 11562.681 10782.903 11568.980 10774.406 C 11575.278 10765.910 11578.428 10754.338 11578.428 10739.690 C 11578.428 10725.114 11575.278 10713.579 11568.980 10705.083 C 11562.681 10696.513 11554.148 10692.229 11543.381 10692.229 L 11543.381 10692.229 ZM 11543.381 10675.090 C 11560.960 10675.090 11574.766 10680.803 11584.800 10692.229 C 11594.834 10703.654 11599.851 10719.475 11599.851 10739.690 C 11599.851 10759.831 11594.834 10775.652 11584.800 10787.151 C 11574.766 10798.576 11560.960 10804.289 11543.381 10804.289 C 11525.730 10804.289 11511.887 10798.576 11501.853 10787.151 C 11491.892 10775.652 11486.912 10759.831 11486.912 10739.690 C 11486.912 10719.475 11491.892 10703.654 11501.853 10692.229 C 11511.887 10680.803 11525.730 10675.090 11543.381 10675.090 L 11543.381 10675.090 ZM 11653.245 10643.120 L 11653.245 10678.056 L 11694.883 10678.056 L 11694.883 10693.767 L 11653.245 10693.767 L 11653.245 10760.564 C 11653.245 10770.598 11654.600 10777.043 11657.310 10779.900 C 11660.093 10782.756 11665.696 10784.184 11674.119 10784.184 L 11694.883 10784.184 L 11694.883 10801.103 L 11674.119 10801.103 C 11658.518 10801.103 11647.752 10798.210 11641.819 10792.424 C 11635.886 10786.565 11632.920 10775.944 11632.920 10760.564 L 11632.920 10693.767 L 11618.088 10693.767 L 11618.088 10678.056 L 11632.920 10678.056 L 11632.920 10643.120 L 11653.245 10643.120 L 11653.245 10643.120 ZM 11726.743 10773.198 L 11749.924 10773.198 L 11749.924 10792.094 L 11731.907 10827.251 L 11717.734 10827.251 L 11726.743 10792.094 L 11726.743 10773.198 L 11726.743 10773.198 ZM 11871.543 10782.426 L 11907.798 10782.426 L 11907.798 10657.292 L 11868.357 10665.202 L 11868.357 10644.987 L 11907.578 10637.077 L 11929.771 10637.077 L 11929.771 10782.426 L 11966.025 10782.426 L 11966.025 10801.103 L 11871.543 10801.103 L 11871.543 10782.426 L 11871.543 10782.426 ZM 12011.619 10797.697 L 12011.619 10777.483 C 12017.185 10780.119 12022.825 10782.133 12028.538 10783.525 C 12034.251 10784.917 12039.854 10785.612 12045.347 10785.612 C 12059.995 10785.612 12071.165 10780.705 12078.855 10770.891 C 12086.619 10761.003 12091.050 10746.025 12092.149 10725.957 C 12087.901 10732.256 12082.517 10737.090 12075.999 10740.459 C 12069.480 10743.828 12062.266 10745.512 12054.356 10745.512 C 12037.949 10745.512 12024.949 10740.569 12015.354 10730.681 C 12005.833 10720.720 12001.072 10707.133 12001.072 10689.922 C 12001.072 10673.076 12006.052 10659.563 12016.013 10649.382 C 12025.974 10639.201 12039.231 10634.111 12055.784 10634.111 C 12074.754 10634.111 12089.219 10641.399 12099.180 10655.974 C 12109.214 10670.476 12114.231 10691.569 12114.231 10719.255 C 12114.231 10745.110 12108.079 10765.764 12095.774 10781.218 C 12083.543 10796.599 12067.063 10804.289 12046.336 10804.289 C 12040.769 10804.289 12035.130 10803.740 12029.417 10802.641 C 12023.704 10801.543 12017.771 10799.895 12011.619 10797.697 L 12011.619 10797.697 ZM 12055.784 10728.154 C 12065.745 10728.154 12073.618 10724.748 12079.404 10717.937 C 12085.264 10711.125 12088.193 10701.787 12088.193 10689.922 C 12088.193 10678.130 12085.264 10668.828 12079.404 10662.016 C 12073.618 10655.132 12065.745 10651.689 12055.784 10651.689 C 12045.823 10651.689 12037.913 10655.132 12032.053 10662.016 C 12026.267 10668.828 12023.374 10678.130 12023.374 10689.922 C 12023.374 10701.787 12026.267 10711.125 12032.053 10717.937 C 12037.913 10724.748 12045.823 10728.154 12055.784 10728.154 L 12055.784 10728.154 ZM 12201.682 10723.210 C 12191.135 10723.210 12182.822 10726.030 12176.743 10731.670 C 12170.737 10737.309 12167.734 10745.073 12167.734 10754.961 C 12167.734 10764.848 12170.737 10772.612 12176.743 10778.252 C 12182.822 10783.891 12191.135 10786.711 12201.682 10786.711 C 12212.229 10786.711 12220.542 10783.891 12226.621 10778.252 C 12232.700 10772.539 12235.740 10764.775 12235.740 10754.961 C 12235.740 10745.073 12232.700 10737.309 12226.621 10731.670 C 12220.615 10726.030 12212.302 10723.210 12201.682 10723.210 L 12201.682 10723.210 ZM 12179.490 10713.762 C 12169.968 10711.418 12162.534 10706.987 12157.188 10700.468 C 12151.914 10693.950 12149.277 10686.003 12149.277 10676.628 C 12149.277 10663.518 12153.928 10653.154 12163.230 10645.537 C 12172.605 10637.920 12185.422 10634.111 12201.682 10634.111 C 12218.015 10634.111 12230.833 10637.920 12240.134 10645.537 C 12249.436 10653.154 12254.087 10663.518 12254.087 10676.628 C 12254.087 10686.003 12251.414 10693.950 12246.067 10700.468 C 12240.794 10706.987 12233.433 10711.418 12223.984 10713.762 C 12234.678 10716.252 12242.991 10721.123 12248.923 10728.374 C 12254.929 10735.625 12257.932 10744.487 12257.932 10754.961 C 12257.932 10770.854 12253.062 10783.049 12243.320 10791.545 C 12233.652 10800.041 12219.773 10804.289 12201.682 10804.289 C 12183.591 10804.289 12169.675 10800.041 12159.934 10791.545 C 12150.266 10783.049 12145.432 10770.854 12145.432 10754.961 C 12145.432 10744.487 12148.435 10735.625 12154.441 10728.374 C 12160.447 10721.123 12168.796 10716.252 12179.490 10713.762 L 12179.490 10713.762 ZM 12171.360 10678.715 C 12171.360 10687.212 12173.997 10693.840 12179.270 10698.601 C 12184.617 10703.361 12192.087 10705.742 12201.682 10705.742 C 12211.204 10705.742 12218.638 10703.361 12223.984 10698.601 C 12229.404 10693.840 12232.114 10687.212 12232.114 10678.715 C 12232.114 10670.219 12229.404 10663.591 12223.984 10658.830 C 12218.638 10654.069 12211.204 10651.689 12201.682 10651.689 C 12192.087 10651.689 12184.617 10654.069 12179.270 10658.830 C 12173.997 10663.591 12171.360 10670.219 12171.360 10678.715 L 12171.360 10678.715 ZM 12364.719 10712.663 C 12375.339 10714.934 12383.616 10719.658 12389.548 10726.836 C 12395.554 10734.013 12398.557 10742.876 12398.557 10753.423 C 12398.557 10769.609 12392.991 10782.133 12381.858 10790.996 C 12370.725 10799.858 12354.905 10804.289 12334.397 10804.289 C 12327.512 10804.289 12320.408 10803.593 12313.084 10802.202 C 12305.833 10800.883 12298.325 10798.869 12290.562 10796.159 L 12290.562 10774.736 C 12296.714 10778.325 12303.452 10781.035 12310.776 10782.866 C 12318.101 10784.697 12325.754 10785.612 12333.738 10785.612 C 12347.654 10785.612 12358.237 10782.866 12365.488 10777.373 C 12372.813 10771.880 12376.475 10763.896 12376.475 10753.423 C 12376.475 10743.755 12373.069 10736.211 12366.257 10730.791 C 12359.519 10725.298 12350.107 10722.551 12338.023 10722.551 L 12318.906 10722.551 L 12318.906 10704.314 L 12338.901 10704.314 C 12349.815 10704.314 12358.164 10702.153 12363.950 10697.832 C 12369.736 10693.437 12372.629 10687.138 12372.629 10678.935 C 12372.629 10670.512 12369.627 10664.067 12363.621 10659.599 C 12357.688 10655.058 12349.155 10652.788 12338.023 10652.788 C 12331.943 10652.788 12325.425 10653.447 12318.467 10654.765 C 12311.509 10656.084 12303.855 10658.134 12295.505 10660.918 L 12295.505 10641.142 C 12303.928 10638.799 12311.802 10637.041 12319.126 10635.869 C 12326.523 10634.697 12333.482 10634.111 12340.000 10634.111 C 12356.846 10634.111 12370.176 10637.956 12379.990 10645.647 C 12389.805 10653.264 12394.712 10663.591 12394.712 10676.628 C 12394.712 10685.710 12392.112 10693.401 12386.912 10699.699 C 12381.711 10705.925 12374.314 10710.246 12364.719 10712.663 L 12364.719 10712.663 Z">
            <!-- 242 nodes -->
          </draw:path>
          <draw:path id="path5471-9-7-7" draw:style-name="style9" draw:layer="layout" svg:x="3.404cm" svg:y="2.973cm" svg:width="3.136cm" svg:height="0.882cm" svg:viewBox="0.0 0.0 3135.933 881.834" svg:d="M 6819.883 5990.034 L 9778.122 6767.084 L 6819.883 5990.034 ">
            <!-- 3 nodes -->
          </draw:path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Wed Feb 15 10:42:59 2017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30104" draw:stroke="none"/>
    </style:style>
    <style:style style:name="style1" style:family="graphic" style:parent-style-name="standard">
      <style:graphic-properties draw:fill="solid" draw:fill-color="#000000" draw:stroke="none"/>
    </style:style>
    <style:style style:name="style2" style:family="graphic" style:parent-style-name="standard">
      <style:graphic-properties draw:fill="solid" draw:fill-color="#000000" draw:stroke="solid" svg:stroke-width="0.389pt" svg:stroke-color="#000000"/>
    </style:style>
    <style:style style:name="style3" style:family="graphic" style:parent-style-name="standard">
      <style:graphic-properties draw:fill="solid" draw:fill-color="#000000" draw:stroke="solid" svg:stroke-width="0.434pt" svg:stroke-color="#000000"/>
    </style:style>
    <style:style style:name="style4" style:family="graphic" style:parent-style-name="standard">
      <style:graphic-properties draw:fill="solid" draw:fill-color="#000000" draw:stroke="solid" svg:stroke-width="1.000pt" svg:stroke-color="#000000"/>
    </style:style>
    <style:style style:name="style5" style:family="graphic" style:parent-style-name="standard">
      <style:graphic-properties draw:fill="solid" draw:fill-color="#ffffff" draw:stroke="solid" svg:stroke-width="1.389pt" svg:stroke-color="#ff0000"/>
    </style:style>
    <style:style style:name="style6" style:family="graphic" style:parent-style-name="standard">
      <style:graphic-properties draw:fill="solid" draw:fill-color="#ffffff" draw:stroke="solid" svg:stroke-width="1.667pt" svg:stroke-color="#ff0000"/>
    </style:style>
    <style:style style:name="style7" style:family="graphic" style:parent-style-name="standard">
      <style:graphic-properties draw:fill="solid" draw:fill-color="#0000ff" draw:stroke="solid" svg:stroke-width="3.000pt" svg:stroke-color="#0000ff"/>
    </style:style>
    <style:style style:name="style8" style:family="graphic" style:parent-style-name="standard">
      <style:graphic-properties draw:fill="none" draw:stroke="solid" svg:stroke-width="3.000pt" svg:stroke-color="#ff0000"/>
    </style:style>
    <style:style style:name="style9" style:family="graphic" style:parent-style-name="standard">
      <style:graphic-properties draw:fill="solid" draw:fill-color="#ff0000" draw:stroke="solid" svg:stroke-width="3.000pt" svg:stroke-color="#ff0000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Wed Feb 15 10:42:59 2017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1 r13725</meta:generator>
    <meta:initial-creator>Inkscape.org - 0.91 r13725</meta:initial-creator>
    <meta:creation-date>2017-02-15 10:42:59</meta:creation-date>
    <dc:date>2017-02-15 10:42:59</dc:date>
    <dc:format>image/svg+xml</dc:format>
  </office:meta>
</office:document-meta>
</file>